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Forestbird-title">
      <style:graphic-properties draw:auto-grow-height="true" fo:min-height="2.5cm" loext:decorative="false"/>
      <style:paragraph-properties style:writing-mode="lr-tb"/>
    </style:style>
    <style:style style:name="pr2" style:family="presentation" style:parent-style-name="Forestbird-subtitle">
      <style:graphic-properties draw:fill-color="#ffffff" draw:auto-grow-height="true" fo:min-height="9.5cm" loext:decorative="false"/>
      <style:paragraph-properties style:writing-mode="lr-tb"/>
    </style:style>
    <style:style style:name="pr3" style:family="presentation" style:parent-style-name="Forestbird-notes">
      <style:graphic-properties draw:fill-color="#ffffff" draw:auto-grow-height="true" fo:min-height="13.364cm" loext:decorative="false"/>
      <style:paragraph-properties style:writing-mode="lr-tb"/>
    </style:style>
    <style:style style:name="pr4" style:family="presentation" style:parent-style-name="Forestbird1-title">
      <style:graphic-properties draw:auto-grow-height="true" fo:min-height="2.5cm" loext:decorative="false"/>
      <style:paragraph-properties style:writing-mode="lr-tb"/>
    </style:style>
    <style:style style:name="pr5" style:family="presentation" style:parent-style-name="Forestbird1-outline1">
      <style:graphic-properties fo:min-height="11.929cm" loext:decorative="false"/>
      <style:paragraph-properties style:writing-mode="lr-tb"/>
    </style:style>
    <style:style style:name="pr6" style:family="presentation" style:parent-style-name="Forestbird1-notes">
      <style:graphic-properties draw:fill-color="#ffffff" draw:auto-grow-height="true" fo:min-height="13.364cm" loext:decorative="false"/>
      <style:paragraph-properties style:writing-mode="lr-tb"/>
    </style:style>
    <style:style style:name="pr7" style:family="presentation" style:parent-style-name="Forestbird2-title">
      <style:graphic-properties draw:auto-grow-height="true" fo:min-height="2.5cm" loext:decorative="false"/>
      <style:paragraph-properties style:writing-mode="lr-tb"/>
    </style:style>
    <style:style style:name="pr8" style:family="presentation" style:parent-style-name="Forestbird2-outline1">
      <style:graphic-properties fo:min-height="12cm" loext:decorative="false"/>
      <style:paragraph-properties style:writing-mode="lr-tb"/>
    </style:style>
    <style:style style:name="pr9" style:family="presentation" style:parent-style-name="Forestbird2-notes">
      <style:graphic-properties draw:fill-color="#ffffff" draw:auto-grow-height="true" fo:min-height="13.364cm" loext:decorative="false"/>
      <style:paragraph-properties style:writing-mode="lr-tb"/>
    </style:style>
    <style:style style:name="pr10" style:family="presentation" style:parent-style-name="Forestbird3-title">
      <style:graphic-properties draw:auto-grow-height="true" fo:min-height="2.5cm" loext:decorative="false"/>
      <style:paragraph-properties style:writing-mode="lr-tb"/>
    </style:style>
    <style:style style:name="pr11" style:family="presentation" style:parent-style-name="Forestbird3-outline1">
      <style:graphic-properties fo:min-height="12cm" loext:decorative="false"/>
      <style:paragraph-properties style:writing-mode="lr-tb"/>
    </style:style>
    <style:style style:name="pr12" style:family="presentation" style:parent-style-name="Forestbird3-notes">
      <style:graphic-properties draw:fill-color="#ffffff" draw:auto-grow-height="true" fo:min-height="13.364cm" loext:decorative="false"/>
      <style:paragraph-properties style:writing-mode="lr-tb"/>
    </style:style>
    <style:style style:name="pr13" style:family="presentation" style:parent-style-name="Forestbird3-title">
      <style:graphic-properties fo:min-height="2.5cm" loext:decorative="false"/>
      <style:paragraph-properties style:writing-mode="lr-tb"/>
    </style:style>
    <style:style style:name="pr14" style:family="presentation" style:parent-style-name="Forestbird3-outline1">
      <style:graphic-properties fo:min-height="9.001cm" loext:decorative="false"/>
      <style:paragraph-properties style:writing-mode="lr-tb"/>
    </style:style>
    <style:style style:name="pr15" style:family="presentation" style:parent-style-name="Forestbird3-notes">
      <style:graphic-properties draw:fill-color="#ffffff" fo:min-height="13.364cm" loext:decorative="false"/>
      <style:paragraph-properties style:writing-mode="lr-tb"/>
    </style:style>
    <style:style style:name="P1" style:family="paragraph">
      <style:text-properties fo:font-size="24pt" style:font-size-asian="24pt" style:font-size-complex="24pt"/>
    </style:style>
    <style:style style:name="P2" style:family="paragraph">
      <loext:graphic-properties draw:fill-color="#ffffff"/>
      <style:text-properties fo:font-size="24pt" style:font-size-asian="24pt" style:font-size-complex="24pt"/>
    </style:style>
    <style:style style:name="P3" style:family="paragraph">
      <loext:graphic-properties draw:fill-color="#ffffff"/>
    </style:style>
    <style:style style:name="P4" style:family="paragraph">
      <loext:graphic-properties draw:fill-color="#ffffff"/>
      <style:text-properties fo:font-size="20pt"/>
    </style:style>
    <style:style style:name="T1"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Forestbird" presentation:presentation-page-layout-name="AL1T0">
        <office:forms form:automatic-focus="false" form:apply-design-mode="false"/>
        <draw:frame presentation:style-name="pr1" draw:layer="layout" svg:width="25cm" svg:height="2.5cm" svg:x="1.5cm" svg:y="0.5cm" presentation:class="title">
          <draw:text-box>
            <text:p>Accounting</text:p>
          </draw:text-box>
        </draw:frame>
        <draw:frame presentation:style-name="pr2" draw:text-style-name="P2" draw:layer="layout" svg:width="25cm" svg:height="9.5cm" svg:x="1.5cm" svg:y="3.5cm" presentation:class="subtitle">
          <draw:text-box>
            <text:p xml:id="id1" text:id="id1" text:style-name="P1"><text:span text:style-name="T1">* Accounting: The process of recording, summarizing, and </text:span><text:span text:style-name="T1">analyzing financial transactions to provide an accurate picture of a </text:span><text:span text:style-name="T1">company’s financial health.</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 anim:sub-item="text" smil:attributeName="visibility" smil:to="visible"/>
                  <anim:transitionFilter smil:dur="0.5s" smil:targetElement="id1" anim:sub-item="text" smil:type="blindsWipe" smil:subtype="horizontal"/>
                </anim:par>
              </anim:par>
            </anim:par>
          </anim:seq>
        </anim:par>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Forestbird1" presentation:presentation-page-layout-name="AL2T1">
        <office:forms form:automatic-focus="false" form:apply-design-mode="false"/>
        <draw:frame presentation:style-name="pr4" draw:layer="layout" svg:width="25cm" svg:height="2.5cm" svg:x="1.5cm" svg:y="0.5cm" presentation:class="title">
          <draw:text-box>
            <text:p>Taxes</text:p>
          </draw:text-box>
        </draw:frame>
        <draw:frame presentation:style-name="pr5" draw:layer="layout" svg:width="25cm" svg:height="9cm" svg:x="1.5cm" svg:y="3.5cm" presentation:class="outline">
          <draw:text-box>
            <text:list text:style-name="L2">
              <text:list-item>
                <text:p xml:id="id2" text:id="id2">Taxes: Mandatory financial charges imposed by the government on income, profits, or other transactions, used to fund public services and infrastructure.</text:p>
                <text:p/>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 anim:sub-item="text" smil:attributeName="visibility" smil:to="visible"/>
                  <anim:transitionFilter smil:dur="0.5s" smil:targetElement="id2" anim:sub-item="text" smil:type="blindsWipe" smil:subtype="horizontal"/>
                </anim:par>
              </anim:par>
            </anim:par>
          </anim:seq>
        </anim:par>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Forestbird2" presentation:presentation-page-layout-name="AL2T1">
        <office:forms form:automatic-focus="false" form:apply-design-mode="false"/>
        <draw:frame presentation:style-name="pr7" draw:layer="layout" svg:width="25cm" svg:height="2.5cm" svg:x="1.5cm" svg:y="0.5cm" presentation:class="title">
          <draw:text-box>
            <text:p>Assets</text:p>
          </draw:text-box>
        </draw:frame>
        <draw:frame presentation:style-name="pr8" draw:layer="layout" svg:width="25cm" svg:height="9cm" svg:x="1.5cm" svg:y="3.5cm" presentation:class="outline">
          <draw:text-box>
            <text:list text:style-name="L2">
              <text:list-item>
                <text:p xml:id="id3" text:id="id3">Resources owned by an individual or company that have value and can be used to generate income or provide future benefits (e.g., cash, property, equipment).</text:p>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3" anim:sub-item="text" smil:attributeName="visibility" smil:to="visible"/>
                  <anim:transitionFilter smil:dur="0.5s" smil:targetElement="id3" anim:sub-item="text" smil:type="blindsWipe" smil:subtype="horizontal"/>
                </anim:par>
              </anim:par>
            </anim:par>
          </anim:seq>
        </anim:par>
        <presentation:notes draw:style-name="dp2">
          <draw:page-thumbnail draw:style-name="gr1" draw:layer="layout" svg:width="14.848cm" svg:height="11.136cm" svg:x="3.075cm" svg:y="2.257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1" draw:master-page-name="Forestbird3" presentation:presentation-page-layout-name="AL2T1">
        <office:forms form:automatic-focus="false" form:apply-design-mode="false"/>
        <draw:frame presentation:style-name="pr10" draw:layer="layout" svg:width="25cm" svg:height="2.5cm" svg:x="1.5cm" svg:y="0.5cm" presentation:class="title">
          <draw:text-box>
            <text:p>Liability</text:p>
          </draw:text-box>
        </draw:frame>
        <draw:frame presentation:style-name="pr11" draw:layer="layout" svg:width="25cm" svg:height="9cm" svg:x="1.5cm" svg:y="3.5cm" presentation:class="outline">
          <draw:text-box>
            <text:list text:style-name="L2">
              <text:list-item>
                <text:p xml:id="id4" text:id="id4">Liability: Financial obligations or debts owed by an individual or company to other parties (e.g., loans, accounts payable).</text:p>
              </text:list-item>
            </text:list>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 anim:sub-item="text" smil:attributeName="visibility" smil:to="visible"/>
                  <anim:animate smil:dur="0.5s" smil:fill="hold" smil:targetElement="id4" anim:sub-item="text" smil:attributeName="x" smil:values="x;x" smil:keyTimes="0;1"/>
                  <anim:animate smil:dur="0.5s" smil:fill="hold" smil:targetElement="id4" anim:sub-item="text" smil:attributeName="y" smil:values="1+height/2;y" smil:keyTimes="0;1"/>
                </anim:par>
              </anim:par>
            </anim:par>
          </anim:seq>
        </anim:par>
        <presentation:notes draw:style-name="dp2">
          <draw:page-thumbnail draw:style-name="gr1" draw:layer="layout" svg:width="14.848cm" svg:height="11.136cm" svg:x="3.075cm" svg:y="2.257cm" draw:page-number="4" presentation:class="page"/>
          <draw:frame presentation:style-name="pr12" draw:text-style-name="P3" draw:layer="layout" svg:width="16.799cm" svg:height="13.364cm" svg:x="2.1cm" svg:y="14.107cm" presentation:class="notes" presentation:placeholder="true">
            <draw:text-box/>
          </draw:frame>
        </presentation:notes>
      </draw:page>
      <draw:page draw:name="page5" draw:style-name="dp1" draw:master-page-name="Forestbird3" presentation:presentation-page-layout-name="AL2T1">
        <office:forms form:automatic-focus="false" form:apply-design-mode="false"/>
        <draw:frame presentation:style-name="pr13" draw:layer="layout" svg:width="25cm" svg:height="2.5cm" svg:x="1.5cm" svg:y="0.5cm" presentation:class="title">
          <draw:text-box>
            <text:p>Balance Sheets</text:p>
          </draw:text-box>
        </draw:frame>
        <draw:frame presentation:style-name="pr14" draw:layer="layout" svg:width="25cm" svg:height="9cm" svg:x="1.5cm" svg:y="3.5cm" presentation:class="outline">
          <draw:text-box>
            <text:list text:style-name="L2">
              <text:list-item>
                <text:p xml:id="id5" text:id="id5">Balance Sheets: Financial statements that provide a snapshot of a company’s assets, liabilities, and equity at a specific point in time, showing what the company owns and owes.</text:p>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5" anim:sub-item="text" smil:attributeName="visibility" smil:to="visible"/>
                  <anim:transitionFilter smil:dur="0.5s" smil:targetElement="id5" anim:sub-item="text" smil:type="irisWipe" smil:subtype="rectangle" smil:direction="reverse"/>
                </anim:par>
              </anim:par>
            </anim:par>
          </anim:seq>
        </anim:par>
        <presentation:notes draw:style-name="dp2">
          <office:forms form:automatic-focus="false" form:apply-design-mode="false"/>
          <draw:page-thumbnail draw:style-name="gr1" draw:layer="layout" svg:width="14.848cm" svg:height="11.136cm" svg:x="3.075cm" svg:y="2.257cm" draw:page-number="5" presentation:class="page"/>
          <draw:frame presentation:style-name="pr15" draw:text-style-name="P3" draw:layer="layout" svg:width="16.799cm" svg:height="13.364cm" svg:x="2.1cm" svg:y="14.107cm" presentation:class="notes" presentation:placeholder="true">
            <draw:text-box/>
          </draw:frame>
        </presentation:notes>
      </draw:page>
      <draw:page draw:name="page6" draw:style-name="dp1" draw:master-page-name="Forestbird3" presentation:presentation-page-layout-name="AL2T1">
        <office:forms form:automatic-focus="false" form:apply-design-mode="false"/>
        <draw:frame presentation:style-name="pr13" draw:layer="layout" svg:width="25cm" svg:height="2.5cm" svg:x="1.5cm" svg:y="0.5cm" presentation:class="title">
          <draw:text-box>
            <text:p>Equity</text:p>
          </draw:text-box>
        </draw:frame>
        <draw:frame presentation:style-name="pr14" draw:layer="layout" svg:width="25cm" svg:height="9cm" svg:x="1.5cm" svg:y="3.5cm" presentation:class="outline">
          <draw:text-box>
            <text:list text:style-name="L2">
              <text:list-item>
                <text:p xml:id="id6" text:id="id6">Equity: The ownership value in an asset or company, calculated as assets minus liabilities; for companies, it represents shareholders' ownership in the firm.</text:p>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checkerboard" presentation:preset-sub-type="across">
                  <anim:set smil:begin="0s" smil:dur="0.001s" smil:fill="hold" smil:targetElement="id6" anim:sub-item="text" smil:attributeName="visibility" smil:to="visible"/>
                  <anim:transitionFilter smil:dur="0.5s" smil:targetElement="id6" anim:sub-item="text" smil:type="checkerBoardWipe" smil:subtype="across"/>
                </anim:par>
              </anim:par>
            </anim:par>
          </anim:seq>
        </anim:par>
        <presentation:notes draw:style-name="dp2">
          <office:forms form:automatic-focus="false" form:apply-design-mode="false"/>
          <draw:page-thumbnail draw:style-name="gr1" draw:layer="layout" svg:width="14.848cm" svg:height="11.136cm" svg:x="3.075cm" svg:y="2.257cm" draw:page-number="6" presentation:class="page"/>
          <draw:frame presentation:style-name="pr15" draw:text-style-name="P3" draw:layer="layout" svg:width="16.799cm" svg:height="13.364cm" svg:x="2.1cm" svg:y="14.107cm" presentation:class="notes" presentation:placeholder="true">
            <draw:text-box/>
          </draw:frame>
        </presentation:notes>
      </draw:page>
      <draw:page draw:name="page7" draw:style-name="dp1" draw:master-page-name="Forestbird3" presentation:presentation-page-layout-name="AL2T1">
        <office:forms form:automatic-focus="false" form:apply-design-mode="false"/>
        <draw:frame presentation:style-name="pr13" draw:layer="layout" svg:width="25cm" svg:height="2.5cm" svg:x="1.5cm" svg:y="0.5cm" presentation:class="title">
          <draw:text-box>
            <text:p>Stocks</text:p>
          </draw:text-box>
        </draw:frame>
        <draw:frame presentation:style-name="pr14" draw:layer="layout" svg:width="25cm" svg:height="9cm" svg:x="1.5cm" svg:y="3.5cm" presentation:class="outline" presentation:user-transformed="true">
          <draw:text-box>
            <text:list text:style-name="L2">
              <text:list-item>
                <text:p xml:id="id7" text:id="id7">Stocks: Shares representing ownership in a company. Stockholders can benefit from dividends and potential appreciation in stock value.</text:p>
              </text:list-item>
            </text:list>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 anim:sub-item="text" smil:attributeName="visibility" smil:to="visible"/>
                  <anim:animate smil:dur="0.5s" smil:fill="hold" smil:targetElement="id7" anim:sub-item="text" smil:attributeName="x" smil:values="x;x" smil:keyTimes="0;1"/>
                  <anim:animate smil:dur="0.5s" smil:fill="hold" smil:targetElement="id7" anim:sub-item="text" smil:attributeName="y" smil:values="1+height/2;y" smil:keyTimes="0;1"/>
                </anim:par>
              </anim:par>
            </anim:par>
          </anim:seq>
        </anim:par>
        <presentation:notes draw:style-name="dp2">
          <office:forms form:automatic-focus="false" form:apply-design-mode="false"/>
          <draw:page-thumbnail draw:style-name="gr1" draw:layer="layout" svg:width="14.848cm" svg:height="11.136cm" svg:x="3.075cm" svg:y="2.257cm" draw:page-number="7" presentation:class="page"/>
          <draw:frame presentation:style-name="pr15" draw:text-style-name="P3" draw:layer="layout" svg:width="16.799cm" svg:height="13.364cm" svg:x="2.1cm" svg:y="14.107cm" presentation:class="notes" presentation:placeholder="true">
            <draw:text-box/>
          </draw:frame>
        </presentation:notes>
      </draw:page>
      <draw:page draw:name="page8" draw:style-name="dp1" draw:master-page-name="Forestbird3" presentation:presentation-page-layout-name="AL2T1">
        <office:forms form:automatic-focus="false" form:apply-design-mode="false"/>
        <draw:frame presentation:style-name="pr13" draw:layer="layout" svg:width="25cm" svg:height="2.5cm" svg:x="1.5cm" svg:y="0.5cm" presentation:class="title" presentation:user-transformed="true">
          <draw:text-box>
            <text:p>Stock Markets / Bond Markets</text:p>
          </draw:text-box>
        </draw:frame>
        <draw:frame presentation:style-name="pr14" draw:layer="layout" svg:width="25cm" svg:height="9cm" svg:x="1.5cm" svg:y="3.5cm" presentation:class="outline">
          <draw:text-box>
            <text:list text:style-name="L2">
              <text:list-item>
                <text:p>Stock Markets and Bond Markets: Stock markets are platforms where stocks are bought and sold. Bond markets are where bonds are traded. Both are essential for raising capital and investment.</text:p>
              </text:list-item>
            </text:list>
          </draw:text-box>
        </draw:frame>
        <presentation:notes draw:style-name="dp1">
          <office:forms form:automatic-focus="false" form:apply-design-mode="false"/>
          <draw:page-thumbnail draw:style-name="gr1" draw:layer="layout" svg:width="14.848cm" svg:height="11.136cm" svg:x="3.075cm" svg:y="2.257cm" draw:page-number="8" presentation:class="page"/>
          <draw:frame presentation:style-name="pr15" draw:text-style-name="P4" draw:layer="layout" svg:width="16.799cm" svg:height="13.364cm" svg:x="2.1cm" svg:y="14.107cm" presentation:class="notes" presentation:placeholder="true">
            <draw:text-box/>
          </draw:frame>
        </presentation:notes>
      </draw:page>
      <draw:page draw:name="page9" draw:style-name="dp1" draw:master-page-name="Forestbird3" presentation:presentation-page-layout-name="AL2T1">
        <office:forms form:automatic-focus="false" form:apply-design-mode="false"/>
        <draw:frame presentation:style-name="pr13" draw:layer="layout" svg:width="25cm" svg:height="2.5cm" svg:x="1.5cm" svg:y="0.5cm" presentation:class="title">
          <draw:text-box>
            <text:p>ETF’s – Exchange Traded Funds</text:p>
          </draw:text-box>
        </draw:frame>
        <draw:frame presentation:style-name="pr14" draw:layer="layout" svg:width="25cm" svg:height="9cm" svg:x="1.5cm" svg:y="3.5cm" presentation:class="outline">
          <draw:text-box>
            <text:list text:style-name="L2">
              <text:list-item>
                <text:p xml:id="id8" text:id="id8">Exchange-Traded Funds (ETFs): Investment funds that are traded on stock exchanges, similar to individual stocks, which hold a collection of assets like stocks or bonds and offer diversification.</text:p>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8" anim:sub-item="text" smil:attributeName="visibility" smil:to="visible"/>
                  <anim:transitionFilter smil:dur="0.5s" smil:targetElement="id8" anim:sub-item="text" smil:type="blindsWipe" smil:subtype="horizontal"/>
                </anim:par>
              </anim:par>
            </anim:par>
          </anim:seq>
        </anim:par>
        <presentation:notes draw:style-name="dp2">
          <office:forms form:automatic-focus="false" form:apply-design-mode="false"/>
          <draw:page-thumbnail draw:style-name="gr1" draw:layer="layout" svg:width="14.848cm" svg:height="11.136cm" svg:x="3.075cm" svg:y="2.257cm" draw:page-number="9" presentation:class="page"/>
          <draw:frame presentation:style-name="pr15" draw:text-style-name="P3" draw:layer="layout" svg:width="16.799cm" svg:height="13.364cm" svg:x="2.1cm" svg:y="14.107cm" presentation:class="notes" presentation:placeholder="true">
            <draw:text-box/>
          </draw:frame>
        </presentation:notes>
      </draw:page>
      <draw:page draw:name="page10" draw:style-name="dp1" draw:master-page-name="Forestbird3" presentation:presentation-page-layout-name="AL2T1">
        <office:forms form:automatic-focus="false" form:apply-design-mode="false"/>
        <draw:frame presentation:style-name="pr13" draw:layer="layout" svg:width="25cm" svg:height="2.5cm" svg:x="1.5cm" svg:y="0.5cm" presentation:class="title">
          <draw:text-box>
            <text:p>Market Capitalization (Market Cap.)</text:p>
          </draw:text-box>
        </draw:frame>
        <draw:frame presentation:style-name="pr14" draw:layer="layout" svg:width="25cm" svg:height="9cm" svg:x="1.5cm" svg:y="3.5cm" presentation:class="outline">
          <draw:text-box>
            <text:list text:style-name="L2">
              <text:list-item>
                <text:p xml:id="id9" text:id="id9">Market Capitalization: The total value of a company’s outstanding shares of stock, calculated by multiplying the stock price by the number of shares.</text:p>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oval" presentation:preset-sub-type="in">
                  <anim:set smil:begin="0s" smil:dur="0.001s" smil:fill="hold" smil:targetElement="id9" anim:sub-item="text" smil:attributeName="visibility" smil:to="visible"/>
                  <anim:transitionFilter smil:dur="2s" smil:targetElement="id9" anim:sub-item="text" smil:type="ellipseWipe" smil:subtype="vertical" smil:direction="reverse"/>
                </anim:par>
              </anim:par>
            </anim:par>
          </anim:seq>
        </anim:par>
        <presentation:notes draw:style-name="dp2">
          <office:forms form:automatic-focus="false" form:apply-design-mode="false"/>
          <draw:page-thumbnail draw:style-name="gr1" draw:layer="layout" svg:width="14.848cm" svg:height="11.136cm" svg:x="3.075cm" svg:y="2.257cm" draw:page-number="10" presentation:class="page"/>
          <draw:frame presentation:style-name="pr15" draw:text-style-name="P3" draw:layer="layout" svg:width="16.799cm" svg:height="13.364cm" svg:x="2.1cm" svg:y="14.107cm" presentation:class="notes" presentation:placeholder="true">
            <draw:text-box/>
          </draw:frame>
        </presentation:notes>
      </draw:page>
      <draw:page draw:name="page11" draw:style-name="dp1" draw:master-page-name="Forestbird3" presentation:presentation-page-layout-name="AL2T1">
        <office:forms form:automatic-focus="false" form:apply-design-mode="false"/>
        <draw:frame presentation:style-name="pr13" draw:layer="layout" svg:width="25cm" svg:height="2.5cm" svg:x="1.5cm" svg:y="0.5cm" presentation:class="title">
          <draw:text-box>
            <text:p>HODL</text:p>
          </draw:text-box>
        </draw:frame>
        <draw:frame presentation:style-name="pr14" draw:layer="layout" svg:width="25cm" svg:height="9cm" svg:x="1.5cm" svg:y="3.5cm" presentation:class="outline">
          <draw:text-box>
            <text:list text:style-name="L2">
              <text:list-item>
                <text:p xml:id="id10" text:id="id10">HODL: stands for "Hold On for Dear Life," a term used in cryptocurrency communities to refer to holding onto assets despite market fluctuations.</text:p>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0" anim:sub-item="text" smil:attributeName="visibility" smil:to="visible"/>
                  <anim:transitionFilter smil:dur="0.5s" smil:targetElement="id10" anim:sub-item="text" smil:type="blindsWipe" smil:subtype="horizontal"/>
                </anim:par>
              </anim:par>
            </anim:par>
          </anim:seq>
        </anim:par>
        <presentation:notes draw:style-name="dp2">
          <office:forms form:automatic-focus="false" form:apply-design-mode="false"/>
          <draw:page-thumbnail draw:style-name="gr1" draw:layer="layout" svg:width="14.848cm" svg:height="11.136cm" svg:x="3.075cm" svg:y="2.257cm" draw:page-number="11" presentation:class="page"/>
          <draw:frame presentation:style-name="pr15" draw:text-style-name="P3" draw:layer="layout" svg:width="16.799cm" svg:height="13.364cm" svg:x="2.1cm" svg:y="14.107cm" presentation:class="notes" presentation:placeholder="true">
            <draw:text-box/>
          </draw:frame>
        </presentation:notes>
      </draw:page>
      <draw:page draw:name="page12" draw:style-name="dp1" draw:master-page-name="Forestbird3" presentation:presentation-page-layout-name="AL2T1">
        <office:forms form:automatic-focus="false" form:apply-design-mode="false"/>
        <draw:frame presentation:style-name="pr13" draw:layer="layout" svg:width="25cm" svg:height="2.5cm" svg:x="1.5cm" svg:y="0.5cm" presentation:class="title">
          <draw:text-box>
            <text:p>Market Timing</text:p>
          </draw:text-box>
        </draw:frame>
        <draw:frame presentation:style-name="pr14" draw:layer="layout" svg:width="25cm" svg:height="9cm" svg:x="1.5cm" svg:y="3.5cm" presentation:class="outline">
          <draw:text-box>
            <text:list text:style-name="L2">
              <text:list-item>
                <text:p xml:id="id11" text:id="id11">Market Timing: The strategy of making investment decisions based on predicting market movements, such as buying low and selling high, often aiming to maximize returns by timing entry and exit points.</text:p>
              </text:list-item>
            </text:list>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1" anim:sub-item="text" smil:attributeName="visibility" smil:to="visible"/>
                  <anim:animate smil:dur="0.5s" smil:fill="hold" smil:targetElement="id11" anim:sub-item="text" smil:attributeName="x" smil:values="x;x" smil:keyTimes="0;1"/>
                  <anim:animate smil:dur="0.5s" smil:fill="hold" smil:targetElement="id11" anim:sub-item="text" smil:attributeName="y" smil:values="1+height/2;y" smil:keyTimes="0;1"/>
                </anim:par>
              </anim:par>
            </anim:par>
          </anim:seq>
        </anim:par>
        <presentation:notes draw:style-name="dp2">
          <office:forms form:automatic-focus="false" form:apply-design-mode="false"/>
          <draw:page-thumbnail draw:style-name="gr1" draw:layer="layout" svg:width="14.848cm" svg:height="11.136cm" svg:x="3.075cm" svg:y="2.257cm" draw:page-number="12" presentation:class="page"/>
          <draw:frame presentation:style-name="pr15" draw:text-style-name="P3" draw:layer="layout" svg:width="16.799cm" svg:height="13.364cm" svg:x="2.1cm" svg:y="14.107cm" presentation:class="notes" presentation:placeholder="true">
            <draw:text-box/>
          </draw:frame>
        </presentation:notes>
      </draw:page>
      <draw:page draw:name="page13" draw:style-name="dp1" draw:master-page-name="Forestbird3" presentation:presentation-page-layout-name="AL2T1">
        <office:forms form:automatic-focus="false" form:apply-design-mode="false"/>
        <draw:frame presentation:style-name="pr13" draw:layer="layout" svg:width="25cm" svg:height="2.5cm" svg:x="1.5cm" svg:y="0.5cm" presentation:class="title">
          <draw:text-box>
            <text:p>Corporation</text:p>
          </draw:text-box>
        </draw:frame>
        <draw:frame presentation:style-name="pr14" draw:layer="layout" svg:width="25cm" svg:height="9cm" svg:x="1.5cm" svg:y="3.5cm" presentation:class="outline">
          <draw:text-box>
            <text:list text:style-name="L2">
              <text:list-item>
                <text:p xml:id="id12" text:id="id12">Corporation: A legal entity that is separate from its owners, with its own rights and responsibilities. It can enter into contracts, own assets, incur liabilities, and is subject to its own regulations. Corporations are typically owned by shareholders, who elect a board of directors to oversee management and operation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12" anim:sub-item="text" smil:attributeName="visibility" smil:to="visible"/>
                  <anim:transitionFilter smil:dur="0.5s" smil:targetElement="id12" anim:sub-item="text" smil:type="dissolve"/>
                </anim:par>
              </anim:par>
            </anim:par>
          </anim:seq>
        </anim:par>
        <presentation:notes draw:style-name="dp2">
          <office:forms form:automatic-focus="false" form:apply-design-mode="false"/>
          <draw:page-thumbnail draw:style-name="gr1" draw:layer="layout" svg:width="14.848cm" svg:height="11.136cm" svg:x="3.075cm" svg:y="2.257cm" draw:page-number="13" presentation:class="page"/>
          <draw:frame presentation:style-name="pr1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74b531" draw:marker-start-width="0.28cm" draw:marker-start-center="false" draw:marker-end-width="0.28cm" draw:marker-end-center="false" draw:fill="solid" draw:fill-color="#cde8b3" draw:textarea-horizontal-align="justify" draw:auto-grow-height="false" fo:padding-top="0.125cm" fo:padding-bottom="0.125cm" fo:padding-left="0.25cm" fo:padding-right="0.25cm" draw:shadow="hidden" draw:shadow-offset-x="0.03cm" draw:shadow-offset-y="0.03cm" draw:shadow-color="#9ecf6c">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4b531" draw:fill="none"/>
    </style:style>
    <style:style style:name="Object_20_with_20_no_20_fill_20_and_20_no_20_line" style:display-name="Object with no fill and no line" style:family="graphic" style:parent-style-name="standard">
      <style:graphic-properties draw:stroke="solid"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width="0.05cm" svg:stroke-color="#55b836" draw:marker-start-width="0.28cm" draw:marker-end-width="0.28cm" draw:fill="solid" draw:fill-color="#9ecf6c"/>
    </style:style>
    <style:style style:name="Accent_20_2" style:display-name="Accent 2" style:family="graphic" style:parent-style-name="Accent">
      <style:graphic-properties svg:stroke-color="#74b531" draw:fill="solid" draw:fill-color="#74b531" draw:shadow="hidden"/>
    </style:style>
    <style:style style:name="Accent_20_3" style:display-name="Accent 3" style:family="graphic" style:parent-style-name="Accent"/>
    <style:style style:name="Forestbird-background" style:family="presentation">
      <style:graphic-properties draw:stroke="none" draw:fill="none"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outline1" style:family="presentation">
      <style:graphic-properties draw:stroke="none" draw:fill="none" draw:auto-grow-height="false" draw:fit-to-size="false"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outline2" style:family="presentation" style:parent-style-name="Forestbird-outline1">
      <style:paragraph-properties fo:margin-left="0cm" fo:margin-right="0cm" fo:margin-top="0.3cm" fo:margin-bottom="0cm" fo:text-indent="0cm"/>
      <style:text-properties fo:font-size="21pt" style:font-size-asian="21pt" style:font-size-complex="21pt"/>
    </style:style>
    <style:style style:name="Forestbird-outline3" style:family="presentation" style:parent-style-name="Forestbird-outline2">
      <style:paragraph-properties fo:margin-left="0cm" fo:margin-right="0cm" fo:margin-top="0.224cm" fo:margin-bottom="0cm" fo:text-indent="0cm"/>
      <style:text-properties fo:font-size="18pt" style:font-size-asian="18pt" style:font-size-complex="18pt"/>
    </style:style>
    <style:style style:name="Forestbird-outline4" style:family="presentation" style:parent-style-name="Forestbird-outline3">
      <style:paragraph-properties fo:margin-left="0cm" fo:margin-right="0cm" fo:margin-top="0.149cm" fo:margin-bottom="0cm" fo:text-indent="0cm"/>
      <style:text-properties fo:font-size="15pt" style:font-size-asian="15pt" style:font-size-complex="15pt"/>
    </style:style>
    <style:style style:name="Forestbird-outline5" style:family="presentation" style:parent-style-name="Forestbird-outline4">
      <style:paragraph-properties fo:margin-left="0cm" fo:margin-right="0cm" fo:margin-top="0.074cm" fo:margin-bottom="0cm" fo:text-indent="0cm"/>
    </style:style>
    <style:style style:name="Forestbird-outline6" style:family="presentation" style:parent-style-name="Forestbird-outline5"/>
    <style:style style:name="Forestbird-outline7" style:family="presentation" style:parent-style-name="Forestbird-outline6"/>
    <style:style style:name="Forestbird-outline8" style:family="presentation" style:parent-style-name="Forestbird-outline7"/>
    <style:style style:name="Forestbird-outline9" style:family="presentation" style:parent-style-name="Forestbird-outline8"/>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1-background" style:family="presentation">
      <style:graphic-properties draw:stroke="none" draw:fill="none"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1-outline1" style:family="presentation">
      <style:graphic-properties draw:stroke="none" draw:fill="none" draw:auto-grow-height="false" draw:fit-to-size="false"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1-outline2" style:family="presentation" style:parent-style-name="Forestbird1-outline1">
      <style:paragraph-properties fo:margin-left="0cm" fo:margin-right="0cm" fo:margin-top="0.3cm" fo:margin-bottom="0cm" fo:text-indent="0cm"/>
      <style:text-properties fo:font-size="21pt" style:font-size-asian="21pt" style:font-size-complex="21pt"/>
    </style:style>
    <style:style style:name="Forestbird1-outline3" style:family="presentation" style:parent-style-name="Forestbird1-outline2">
      <style:paragraph-properties fo:margin-left="0cm" fo:margin-right="0cm" fo:margin-top="0.224cm" fo:margin-bottom="0cm" fo:text-indent="0cm"/>
      <style:text-properties fo:font-size="18pt" style:font-size-asian="18pt" style:font-size-complex="18pt"/>
    </style:style>
    <style:style style:name="Forestbird1-outline4" style:family="presentation" style:parent-style-name="Forestbird1-outline3">
      <style:paragraph-properties fo:margin-left="0cm" fo:margin-right="0cm" fo:margin-top="0.149cm" fo:margin-bottom="0cm" fo:text-indent="0cm"/>
      <style:text-properties fo:font-size="15pt" style:font-size-asian="15pt" style:font-size-complex="15pt"/>
    </style:style>
    <style:style style:name="Forestbird1-outline5" style:family="presentation" style:parent-style-name="Forestbird1-outline4">
      <style:paragraph-properties fo:margin-left="0cm" fo:margin-right="0cm" fo:margin-top="0.074cm" fo:margin-bottom="0cm" fo:text-indent="0cm"/>
    </style:style>
    <style:style style:name="Forestbird1-outline6" style:family="presentation" style:parent-style-name="Forestbird1-outline5"/>
    <style:style style:name="Forestbird1-outline7" style:family="presentation" style:parent-style-name="Forestbird1-outline6"/>
    <style:style style:name="Forestbird1-outline8" style:family="presentation" style:parent-style-name="Forestbird1-outline7"/>
    <style:style style:name="Forestbird1-outline9" style:family="presentation" style:parent-style-name="Forestbird1-outline8"/>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background" style:family="presentation">
      <style:graphic-properties draw:stroke="none" draw:fill="none"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outline1" style:family="presentation">
      <style:graphic-properties draw:stroke="none" draw:fill="none" draw:auto-grow-height="false" draw:fit-to-size="false"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outline2" style:family="presentation" style:parent-style-name="Forestbird2-outline1">
      <style:paragraph-properties fo:margin-left="0cm" fo:margin-right="0cm" fo:margin-top="0.3cm" fo:margin-bottom="0cm" fo:text-indent="0cm"/>
      <style:text-properties fo:font-size="21pt" style:font-size-asian="21pt" style:font-size-complex="21pt"/>
    </style:style>
    <style:style style:name="Forestbird2-outline3" style:family="presentation" style:parent-style-name="Forestbird2-outline2">
      <style:paragraph-properties fo:margin-left="0cm" fo:margin-right="0cm" fo:margin-top="0.224cm" fo:margin-bottom="0cm" fo:text-indent="0cm"/>
      <style:text-properties fo:font-size="18pt" style:font-size-asian="18pt" style:font-size-complex="18pt"/>
    </style:style>
    <style:style style:name="Forestbird2-outline4" style:family="presentation" style:parent-style-name="Forestbird2-outline3">
      <style:paragraph-properties fo:margin-left="0cm" fo:margin-right="0cm" fo:margin-top="0.149cm" fo:margin-bottom="0cm" fo:text-indent="0cm"/>
      <style:text-properties fo:font-size="15pt" style:font-size-asian="15pt" style:font-size-complex="15pt"/>
    </style:style>
    <style:style style:name="Forestbird2-outline5" style:family="presentation" style:parent-style-name="Forestbird2-outline4">
      <style:paragraph-properties fo:margin-left="0cm" fo:margin-right="0cm" fo:margin-top="0.074cm" fo:margin-bottom="0cm" fo:text-indent="0cm"/>
    </style:style>
    <style:style style:name="Forestbird2-outline6" style:family="presentation" style:parent-style-name="Forestbird2-outline5"/>
    <style:style style:name="Forestbird2-outline7" style:family="presentation" style:parent-style-name="Forestbird2-outline6"/>
    <style:style style:name="Forestbird2-outline8" style:family="presentation" style:parent-style-name="Forestbird2-outline7"/>
    <style:style style:name="Forestbird2-outline9" style:family="presentation" style:parent-style-name="Forestbird2-outline8"/>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background" style:family="presentation">
      <style:graphic-properties draw:stroke="none" draw:fill="none"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outline1" style:family="presentation">
      <style:graphic-properties draw:stroke="none" draw:fill="none" draw:auto-grow-height="false" draw:fit-to-size="false"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outline2" style:family="presentation" style:parent-style-name="Forestbird3-outline1">
      <style:paragraph-properties fo:margin-left="0cm" fo:margin-right="0cm" fo:margin-top="0.3cm" fo:margin-bottom="0cm" fo:text-indent="0cm"/>
      <style:text-properties fo:font-size="21pt" style:font-size-asian="21pt" style:font-size-complex="21pt"/>
    </style:style>
    <style:style style:name="Forestbird3-outline3" style:family="presentation" style:parent-style-name="Forestbird3-outline2">
      <style:paragraph-properties fo:margin-left="0cm" fo:margin-right="0cm" fo:margin-top="0.224cm" fo:margin-bottom="0cm" fo:text-indent="0cm"/>
      <style:text-properties fo:font-size="18pt" style:font-size-asian="18pt" style:font-size-complex="18pt"/>
    </style:style>
    <style:style style:name="Forestbird3-outline4" style:family="presentation" style:parent-style-name="Forestbird3-outline3">
      <style:paragraph-properties fo:margin-left="0cm" fo:margin-right="0cm" fo:margin-top="0.149cm" fo:margin-bottom="0cm" fo:text-indent="0cm"/>
      <style:text-properties fo:font-size="15pt" style:font-size-asian="15pt" style:font-size-complex="15pt"/>
    </style:style>
    <style:style style:name="Forestbird3-outline5" style:family="presentation" style:parent-style-name="Forestbird3-outline4">
      <style:paragraph-properties fo:margin-left="0cm" fo:margin-right="0cm" fo:margin-top="0.074cm" fo:margin-bottom="0cm" fo:text-indent="0cm"/>
    </style:style>
    <style:style style:name="Forestbird3-outline6" style:family="presentation" style:parent-style-name="Forestbird3-outline5"/>
    <style:style style:name="Forestbird3-outline7" style:family="presentation" style:parent-style-name="Forestbird3-outline6"/>
    <style:style style:name="Forestbird3-outline8" style:family="presentation" style:parent-style-name="Forestbird3-outline7"/>
    <style:style style:name="Forestbird3-outline9" style:family="presentation" style:parent-style-name="Forestbird3-outline8"/>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9ecf6c" draw:textarea-vertical-align="middle" draw:auto-grow-height="false" fo:min-height="1.75cm" fo:min-width="28cm"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2" svg:stroke-width="0cm" draw:stroke-linejoin="none" svg:stroke-linecap="butt" draw:fill="solid" draw:fill-color="#74b531" draw:textarea-horizontal-align="center" draw:textarea-vertical-align="middle" loext:decorative="false"/>
    </style:style>
    <style:style style:name="Mpr1" style:family="presentation" style:parent-style-name="Forestbird-backgroundobjects">
      <style:graphic-properties draw:stroke="none" draw:fill="none" draw:fill-color="#ffffff" draw:auto-grow-height="false" fo:min-height="1.449cm" loext:decorative="false"/>
      <style:paragraph-properties style:writing-mode="lr-tb"/>
    </style:style>
    <style:style style:name="Mpr2" style:family="presentation" style:parent-style-name="Forestbird-backgroundobjects">
      <style:graphic-properties draw:stroke="none" draw:fill="solid" draw:fill-color="#74b531" draw:auto-grow-height="false" fo:min-height="1.449cm" loext:decorative="false"/>
      <style:paragraph-properties style:writing-mode="lr-tb"/>
    </style:style>
    <style:style style:name="Mpr3" style:family="presentation" style:parent-style-name="Forestbird-backgroundobjects">
      <style:graphic-properties draw:stroke="none" draw:fill="none" draw:fill-color="#ffffff" draw:auto-grow-height="false" fo:min-height="1.485cm" loext:decorative="false"/>
      <style:paragraph-properties style:writing-mode="lr-tb"/>
    </style:style>
    <style:style style:name="Mpr4" style:family="presentation" style:parent-style-name="Forestbird-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Forestbird1-backgroundobjects">
      <style:graphic-properties draw:stroke="none" draw:fill="none" draw:fill-color="#ffffff" draw:auto-grow-height="false" fo:min-height="1.449cm" loext:decorative="false"/>
      <style:paragraph-properties style:writing-mode="lr-tb"/>
    </style:style>
    <style:style style:name="Mpr6" style:family="presentation" style:parent-style-name="Forestbird1-backgroundobjects">
      <style:graphic-properties draw:stroke="none" draw:fill="none" draw:fill-color="#ffffff" draw:auto-grow-height="false" fo:min-height="1.485cm" loext:decorative="false"/>
      <style:paragraph-properties style:writing-mode="lr-tb"/>
    </style:style>
    <style:style style:name="Mpr7" style:family="presentation" style:parent-style-name="Forestbird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Forestbird2-backgroundobjects">
      <style:graphic-properties draw:stroke="none" draw:fill="none" draw:fill-color="#ffffff" draw:auto-grow-height="false" fo:min-height="1.449cm" loext:decorative="false"/>
      <style:paragraph-properties style:writing-mode="lr-tb"/>
    </style:style>
    <style:style style:name="Mpr9" style:family="presentation" style:parent-style-name="Forestbird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Forestbird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Forestbird3-backgroundobjects">
      <style:graphic-properties draw:stroke="none" draw:fill="none" draw:fill-color="#ffffff" draw:auto-grow-height="false" fo:min-height="1.449cm" loext:decorative="false"/>
      <style:paragraph-properties style:writing-mode="lr-tb"/>
    </style:style>
    <style:style style:name="Mpr12" style:family="presentation" style:parent-style-name="Forestbird3-backgroundobjects">
      <style:graphic-properties draw:stroke="none" draw:fill="none" draw:fill-color="#ffffff" draw:auto-grow-height="false" fo:min-height="1.485cm" loext:decorative="false"/>
      <style:paragraph-properties style:writing-mode="lr-tb"/>
    </style:style>
    <style:style style:name="Mpr13" style:family="presentation" style:parent-style-name="Forestbird3-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solid" draw:fill-color="#74b531"/>
      <style:paragraph-properties fo:text-align="center"/>
      <style:text-properties fo:font-size="14pt" style:font-size-asian="14pt" style:font-size-complex="14pt"/>
    </style:style>
    <style:style style:name="MP7" style:family="paragraph">
      <loext:graphic-properties draw:fill="solid" draw:fill-color="#9ecf6c"/>
      <style:paragraph-properties fo:text-align="center"/>
    </style:style>
    <style:style style:name="MP8" style:family="paragraph">
      <loext:graphic-properties draw:fill="solid" draw:fill-color="#74b531"/>
      <style:paragraph-properties fo:text-align="center"/>
    </style:style>
    <style:style style:name="MP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Forestbird"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Forestbird-title" draw:layer="backgroundobjects" svg:width="25cm" svg:height="2.5cm" svg:x="1.5cm" svg:y="0.5cm" presentation:class="title" presentation:placeholder="true">
        <draw:text-box/>
      </draw:frame>
      <draw:frame presentation:style-name="Forestbird-outline1" draw:layer="backgroundobjects" svg:width="25cm" svg:height="9.5cm" svg:x="1.5cm" svg:y="3.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2"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g draw:style-name="Mgr4">
        <draw:path draw:style-name="Mgr5" draw:text-style-name="MP8" draw:layer="backgroundobjects" svg:width="0.246cm" svg:height="0.269cm" svg:x="8.738cm" svg:y="14.341cm" svg:viewBox="0 0 247 270" svg:d="M247 135c0 24-6 47-17 68-11 20-26 37-45 49s-40 18-61 18c-22 0-43-6-62-18s-34-29-45-49c-11-21-17-44-17-68s6-47 17-68c11-20 26-37 45-49s40-18 62-18c21 0 42 6 61 18s34 29 45 49c11 21 17 44 17 68z">
          <text:p/>
        </draw:path>
        <draw:path draw:style-name="Mgr5" draw:text-style-name="MP8" draw:layer="backgroundobjects" svg:width="0.426cm" svg:height="0.537cm" svg:x="8.468cm" svg:y="14.31cm" svg:viewBox="0 0 427 538" svg:d="M403 452c92-348-102-301-153-452-73 36-146 71-219 107 0-3-67 333-3 407 50 55 356 9 375-62z">
          <text:p/>
        </draw:path>
        <draw:path draw:style-name="Mgr5" draw:text-style-name="MP8" draw:layer="backgroundobjects" svg:width="0.252cm" svg:height="0.13cm" svg:x="8.498cm" svg:y="14.61cm" svg:viewBox="0 0 253 131" svg:d="M34 63c18-19 40-37 65-46 49-22 105-22 154-3-53 0-99 3-145 24-21 9-43 22-61 37-16 16-34 34-47 56 4-25 15-50 34-68z">
          <text:p/>
        </draw:path>
        <draw:path draw:style-name="Mgr5" draw:text-style-name="MP8" draw:layer="backgroundobjects" svg:width="0.363cm" svg:height="0.654cm" svg:x="8.188cm" svg:y="14.267cm" svg:viewBox="0 0 364 655" svg:d="M290 615c74-77 71-418 74-588-105-9-210-18-314-27-3 0-89 541-28 615 46 55 216 52 268 0z">
          <text:p/>
        </draw:path>
        <draw:path draw:style-name="Mgr5" draw:text-style-name="MP8" draw:layer="backgroundobjects" svg:width="0.363cm" svg:height="0.654cm" svg:x="7.869cm" svg:y="14.267cm" svg:viewBox="0 0 364 655" svg:d="M74 615c-74-77-71-418-74-588 105-9 209-18 314-27 9 205 89 541 27 615-46 55-215 52-267 0z">
          <text:p/>
        </draw:path>
        <draw:path draw:style-name="Mgr5" draw:text-style-name="MP8" draw:layer="backgroundobjects" svg:width="0.024cm" svg:height="0.264cm" svg:x="8.198cm" svg:y="14.617cm" svg:viewBox="0 0 25 265" svg:d="M0 133c0-43 3-89 12-133 9 44 13 90 13 133-4 46-4 89-13 132-9-43-12-89-12-132z">
          <text:p/>
        </draw:path>
        <draw:path draw:style-name="Mgr5" draw:text-style-name="MP8" draw:layer="backgroundobjects" svg:width="0.553cm" svg:height="0.534cm" svg:x="7.933cm" svg:y="14.242cm" svg:viewBox="0 0 554 535" svg:d="M277 535c-92-95-277-145-277-283 0-139 123-252 277-252s277 113 277 252c0 138-185 188-277 283z">
          <text:p/>
        </draw:path>
        <draw:path draw:style-name="Mgr5" draw:text-style-name="MP8" draw:layer="backgroundobjects" svg:width="0.416cm" svg:height="0.808cm" svg:x="8.425cm" svg:y="13.077cm" svg:viewBox="0 0 417 809" svg:d="M37 354c-16 323-25 275-37 412 57 14 115 29 172 43 71-123-9-31 212-369 80-126-6-422-55-440-31-9-286 188-292 354z">
          <text:p/>
        </draw:path>
        <draw:path draw:style-name="Mgr5" draw:text-style-name="MP8" draw:layer="backgroundobjects" svg:width="0.302cm" svg:height="0.639cm" svg:x="8.458cm" svg:y="13.239cm" svg:viewBox="0 0 303 640" svg:d="M77 210c-58 313-51 268-77 402 38 10 76 19 114 28 55-127 0-22 166-382 44-91 19-242-27-257-31-9-151 80-176 209z">
          <text:p/>
        </draw:path>
        <draw:path draw:style-name="Mgr5" draw:text-style-name="MP8" draw:layer="backgroundobjects" svg:width="0.418cm" svg:height="0.808cm" svg:x="7.576cm" svg:y="13.077cm" svg:viewBox="0 0 419 809" svg:d="M382 354c15 323 24 275 37 412-58 14-115 29-172 43-71-123 9-31-213-369-83-126 6-422 56-440 30-9 286 188 292 354z">
          <text:p/>
        </draw:path>
        <draw:path draw:style-name="Mgr5" draw:text-style-name="MP8" draw:layer="backgroundobjects" svg:width="0.302cm" svg:height="0.642cm" svg:x="7.658cm" svg:y="13.239cm" svg:viewBox="0 0 303 643" svg:d="M226 210c59 313 51 268 77 402-37 11-74 21-111 31-56-127 0-21-169-381-43-95-22-246 28-261 30-9 150 80 175 209z">
          <text:p/>
        </draw:path>
        <draw:path draw:style-name="Mgr5" draw:text-style-name="MP8" draw:layer="backgroundobjects" svg:width="1.126cm" svg:height="0.987cm" svg:x="7.646cm" svg:y="13.569cm" svg:viewBox="0 0 1127 988" svg:d="M564 0c310 0 452 133 452 317 0 154 233 382 24 532-101 74-274 139-476 139-203 0-375-65-477-139-209-153 25-378 25-532 0-184 138-317 452-317z">
          <text:p/>
        </draw:path>
        <draw:path draw:style-name="Mgr5" draw:text-style-name="MP8" draw:layer="backgroundobjects" svg:width="0.984cm" svg:height="0.817cm" svg:x="7.714cm" svg:y="13.704cm" svg:viewBox="0 0 985 818" svg:d="M536 28c-27-37-52-37-80 0-64 83-166 262-172 410-117-16-249-10-277 52-52 122 194 328 486 328 296 0 538-206 485-328-20-62-156-68-269-52-7-148-108-327-173-410z">
          <text:p/>
        </draw:path>
        <draw:path draw:style-name="Mgr5" draw:text-style-name="MP8" draw:layer="backgroundobjects" svg:width="0.465cm" svg:height="0.168cm" svg:x="7.977cm" svg:y="14.288cm" svg:viewBox="0 0 466 169" svg:d="M372 62c-34 3-71-6-99-25-15-9-27-21-40-37-9 16-24 28-40 37-31 19-64 28-98 25-34 0-68-13-93-34-15-12 65 141 231 141s246-153 231-141c-25 18-58 31-92 34z">
          <text:p/>
        </draw:path>
        <draw:path draw:style-name="Mgr5" draw:text-style-name="MP8" draw:layer="backgroundobjects" svg:width="0.272cm" svg:height="0.324cm" svg:x="8.334cm" svg:y="13.825cm" svg:viewBox="0 0 273 325" svg:d="M95 9c92-37 154 52 169 101 25 74-6 157-15 176-7 12-74 71-225 15 3 0-37-83-19-160 30-44 10-101 90-132z">
          <text:p/>
        </draw:path>
        <draw:path draw:style-name="Mgr5" draw:text-style-name="MP8" draw:layer="backgroundobjects" svg:width="0.285cm" svg:height="0.35cm" svg:x="8.338cm" svg:y="13.807cm" svg:viewBox="0 0 286 351" svg:d="M34 57c13-16 25-28 40-37 6-6 16-10 25-13s18-6 28-6c37-6 73 13 98 37 25 25 45 60 55 96 9 37 7 76-3 113-3 19-9 37-18 53-1 2-2 4-3 6 0 3 0 6 0 9-1 1-2 2-3 3-3 3-6 6-13 9-9 7-15 10-24 13-34 12-68 12-102 9-34-6-64-15-95-31 31 6 64 16 95 16 30 0 65-4 93-16 6-3 12-6 18-12 3-3 6-3 6-6 1-2 2-4 3-6 6-16 10-31 16-47 6-33 9-67 0-98-6-31-25-59-46-80-22-22-50-37-77-34-7 0-16 0-22 3s-15 3-21 6c-16 6-28 16-37 28-22 18-37 49-47 86 0-37 13-71 34-101z">
          <text:p/>
        </draw:path>
        <draw:path draw:style-name="Mgr5" draw:text-style-name="MP8" draw:layer="backgroundobjects" svg:width="0.159cm" svg:height="0.195cm" svg:x="8.375cm" svg:y="13.902cm" svg:viewBox="0 0 160 196" svg:d="M160 98c0 17-3 34-10 49s-18 27-30 36c-13 8-26 13-40 13s-28-5-40-13c-13-9-22-21-29-36s-11-32-11-49 4-34 11-49 16-28 29-36c12-9 26-13 40-13s27 4 40 13c12 8 23 21 30 36s10 32 10 49z">
          <text:p/>
        </draw:path>
        <draw:path draw:style-name="Mgr5" draw:text-style-name="MP8" draw:layer="backgroundobjects" svg:width="0.269cm" svg:height="0.324cm" svg:x="7.813cm" svg:y="13.825cm" svg:viewBox="0 0 270 325" svg:d="M178 9c-92-37-153 52-168 101-25 74 5 157 15 176 5 12 74 71 224 15-4 0 33-83 18-160-29-44-9-101-89-132z">
          <text:p/>
        </draw:path>
        <draw:path draw:style-name="Mgr5" draw:text-style-name="MP8" draw:layer="backgroundobjects" svg:width="0.286cm" svg:height="0.345cm" svg:x="7.794cm" svg:y="13.81cm" svg:viewBox="0 0 287 346" svg:d="M241 66c-12-12-25-22-37-28-6-3-15-6-22-6-6-3-15-3-21-3-28 0-59 12-77 34-22 21-40 52-46 80-6 31-6 64 0 98 3 16 9 34 15 46 1 2 2 5 3 7 3 3 6 3 6 6 7 3 13 9 19 12 28 12 58 19 92 15 31 0 65-6 96-15-31 15-62 25-96 31s-68 3-101-9c-10-3-16-7-25-13-3-3-9-6-12-9-1-1-2-2-3-3s-2-2-3-3c0-1 0-2 0-3-1-1-2-2-4-3-6-19-12-34-18-53-9-36-9-73-3-113 9-37 31-71 55-96 28-24 62-43 99-37 9 0 18 3 27 6 10 4 16 7 25 13 15 9 28 21 40 37 22 24 34 61 37 98-9-34-22-68-46-89z">
          <text:p/>
        </draw:path>
        <draw:path draw:style-name="Mgr5" draw:text-style-name="MP8" draw:layer="backgroundobjects" svg:width="0.159cm" svg:height="0.195cm" svg:x="7.881cm" svg:y="13.902cm" svg:viewBox="0 0 160 196" svg:d="M160 98c0 17-4 34-11 49s-17 27-29 36c-12 8-26 13-40 13s-28-5-40-13c-12-9-22-21-29-36s-11-32-11-49 4-34 11-49 17-28 29-36c12-9 26-13 40-13s28 4 40 13c12 8 22 21 29 36s11 32 11 49z">
          <text:p/>
        </draw:path>
        <draw:path draw:style-name="Mgr5" draw:text-style-name="MP8" draw:layer="backgroundobjects" svg:width="0.162cm" svg:height="0.135cm" svg:x="8.127cm" svg:y="14.248cm" svg:viewBox="0 0 163 136" svg:d="M0 0c54 0 109 0 163 0 0 45 0 91 0 136-54 0-109 0-163 0 0-45 0-91 0-136z">
          <text:p/>
        </draw:path>
        <draw:path draw:style-name="Mgr5" draw:text-style-name="MP8" draw:layer="backgroundobjects" svg:width="0.615cm" svg:height="0.219cm" svg:x="7.899cm" svg:y="14.134cm" svg:viewBox="0 0 616 220" svg:d="M465 188c-31-3-61-10-86-25-25-16-43-36-46-58-7-35-15-70-22-105-7 35-14 70-21 105-6 25-22 42-46 58-25 15-56 25-87 25-33 0-64-3-92-18-28-13-52-34-65-62 4 31 22 59 50 77 27 18 67 31 104 34 40 3 77-6 111-25 19-9 31-21 43-37 12 16 28 28 43 37 34 19 74 28 111 25 37 0 77-12 105-34 27-18 49-49 49-77-6 25-31 46-59 62-27 12-61 18-92 18z">
          <text:p/>
        </draw:path>
        <draw:path draw:style-name="Mgr5" draw:text-style-name="MP8" draw:layer="backgroundobjects" svg:width="0.234cm" svg:height="0.11cm" svg:x="8.089cm" svg:y="14.094cm" svg:viewBox="0 0 235 111" svg:d="M117 0c-21 0-86 0-111 19-15 12-3 43 37 71 28 18 53 21 71 21 22 0 46-6 71-21 49-28 58-59 43-71-22-19-89-19-111-19z">
          <text:p/>
        </draw:path>
      </draw:g>
      <draw:g draw:style-name="Mgr4">
        <draw:path draw:style-name="Mgr5" draw:text-style-name="MP8" draw:layer="backgroundobjects" svg:width="0.122cm" svg:height="0.134cm" svg:x="3.648cm" svg:y="14.018cm" svg:viewBox="0 0 123 135" svg:d="M0 67c0 12 3 23 8 34 5 10 12 19 22 25 9 6 20 9 31 9s22-3 31-9 17-15 23-25c5-11 8-22 8-34 0-11-3-23-8-33-6-11-14-19-23-25s-20-9-31-9-22 3-31 9c-10 6-17 14-22 25-5 10-8 22-8 33z">
          <text:p/>
        </draw:path>
        <draw:path draw:style-name="Mgr5" draw:text-style-name="MP8" draw:layer="backgroundobjects" svg:width="0.212cm" svg:height="0.268cm" svg:x="3.692cm" svg:y="14.002cm" svg:viewBox="0 0 213 269" svg:d="M13 227c-47-174 51-151 76-227 37 18 73 36 109 54 0-1 34 166 1 203-24 28-177 5-186-30z">
          <text:p/>
        </draw:path>
        <draw:path draw:style-name="Mgr5" draw:text-style-name="MP8" draw:layer="backgroundobjects" svg:width="0.125cm" svg:height="0.064cm" svg:x="3.765cm" svg:y="14.153cm" svg:viewBox="0 0 126 65" svg:d="M109 31c-9-9-20-18-32-22-25-11-53-11-77-2 26 0 49 2 72 12 11 4 21 10 31 18 7 8 17 17 23 28-2-13-8-25-17-34z">
          <text:p/>
        </draw:path>
        <draw:path draw:style-name="Mgr5" draw:text-style-name="MP8" draw:layer="backgroundobjects" svg:width="0.18cm" svg:height="0.327cm" svg:x="3.865cm" svg:y="13.981cm" svg:viewBox="0 0 181 328" svg:d="M37 308c-37-39-36-210-37-294 52-5 105-9 157-14 1 0 44 271 13 308-23 27-107 26-133 0z">
          <text:p/>
        </draw:path>
        <draw:path draw:style-name="Mgr5" draw:text-style-name="MP8" draw:layer="backgroundobjects" svg:width="0.181cm" svg:height="0.327cm" svg:x="4.023cm" svg:y="13.981cm" svg:viewBox="0 0 182 328" svg:d="M145 308c37-39 36-210 37-294-52-5-104-9-157-14-4 103-44 271-14 308 23 27 108 26 134 0z">
          <text:p/>
        </draw:path>
        <draw:path draw:style-name="Mgr5" draw:text-style-name="MP8" draw:layer="backgroundobjects" svg:width="0.012cm" svg:height="0.132cm" svg:x="4.028cm" svg:y="14.156cm" svg:viewBox="0 0 13 133" svg:d="M13 66c0-22-2-44-7-66-4 22-6 45-6 66 2 23 2 45 6 67 5-22 7-46 7-67z">
          <text:p/>
        </draw:path>
        <draw:path draw:style-name="Mgr5" draw:text-style-name="MP8" draw:layer="backgroundobjects" svg:width="0.276cm" svg:height="0.266cm" svg:x="3.897cm" svg:y="13.969cm" svg:viewBox="0 0 277 267" svg:d="M138 267c46-47 139-72 139-141 0-70-62-126-139-126s-138 56-138 126c0 69 92 94 138 141z">
          <text:p/>
        </draw:path>
        <draw:path draw:style-name="Mgr5" draw:text-style-name="MP8" draw:layer="backgroundobjects" svg:width="0.208cm" svg:height="0.404cm" svg:x="3.718cm" svg:y="13.386cm" svg:viewBox="0 0 209 405" svg:d="M190 177c8 162 13 138 19 207-29 7-57 14-86 21-35-62 4-15-107-185-40-63 3-210 28-220 15-4 143 94 146 177z">
          <text:p/>
        </draw:path>
        <draw:path draw:style-name="Mgr5" draw:text-style-name="MP8" draw:layer="backgroundobjects" svg:width="0.15cm" svg:height="0.319cm" svg:x="3.759cm" svg:y="13.468cm" svg:viewBox="0 0 151 320" svg:d="M112 105c30 157 26 134 39 201-19 5-38 9-57 14-27-64 0-11-83-191-22-46-9-121 14-129 15-5 75 40 87 105z">
          <text:p/>
        </draw:path>
        <draw:path draw:style-name="Mgr5" draw:text-style-name="MP8" draw:layer="backgroundobjects" svg:width="0.208cm" svg:height="0.404cm" svg:x="4.142cm" svg:y="13.386cm" svg:viewBox="0 0 209 405" svg:d="M19 177c-8 162-13 138-19 207 29 7 57 14 86 21 35-62-4-15 106-185 42-63-3-210-27-220-16-4-143 94-146 177z">
          <text:p/>
        </draw:path>
        <draw:path draw:style-name="Mgr5" draw:text-style-name="MP8" draw:layer="backgroundobjects" svg:width="0.151cm" svg:height="0.321cm" svg:x="4.159cm" svg:y="13.468cm" svg:viewBox="0 0 152 322" svg:d="M38 105c-29 157-25 134-38 201 18 5 37 11 55 16 28-64 0-11 85-191 22-48 11-123-14-131-15-5-75 40-88 105z">
          <text:p/>
        </draw:path>
        <draw:path draw:style-name="Mgr5" draw:text-style-name="MP8" draw:layer="backgroundobjects" svg:width="0.562cm" svg:height="0.492cm" svg:x="3.753cm" svg:y="13.633cm" svg:viewBox="0 0 563 493" svg:d="M281 0c-154 0-225 66-225 158 0 77-117 191-12 266 51 37 136 69 237 69 102 0 188-32 239-69 104-77-12-189-12-266 0-92-70-158-227-158z">
          <text:p/>
        </draw:path>
        <draw:path draw:style-name="Mgr5" draw:text-style-name="MP8" draw:layer="backgroundobjects" svg:width="0.491cm" svg:height="0.408cm" svg:x="3.79cm" svg:y="13.7cm" svg:viewBox="0 0 492 409" svg:d="M224 13c14-17 27-17 40 0 33 42 83 131 87 205 58-8 124-5 138 26 26 61-97 165-243 165-148 0-268-104-242-165 11-31 77-34 134-26 3-74 54-163 86-205z">
          <text:p/>
        </draw:path>
        <draw:path draw:style-name="Mgr5" draw:text-style-name="MP8" draw:layer="backgroundobjects" svg:width="0.232cm" svg:height="0.083cm" svg:x="3.919cm" svg:y="13.992cm" svg:viewBox="0 0 233 84" svg:d="M47 30c17 1 36-3 49-12 8-5 14-11 20-18 5 7 13 13 20 18 16 9 33 14 50 12 17 0 33-6 46-17 7-6-33 71-116 71s-123-77-115-71c12 10 29 15 46 17z">
          <text:p/>
        </draw:path>
        <draw:path draw:style-name="Mgr5" draw:text-style-name="MP8" draw:layer="backgroundobjects" svg:width="0.135cm" svg:height="0.161cm" svg:x="3.837cm" svg:y="13.76cm" svg:viewBox="0 0 136 162" svg:d="M89 5c-46-19-77 26-84 51-13 36 3 77 7 86 3 7 37 36 113 8-2 0 18-41 9-80-15-21-5-50-45-65z">
          <text:p/>
        </draw:path>
        <draw:path draw:style-name="Mgr5" draw:text-style-name="MP8" draw:layer="backgroundobjects" svg:width="0.142cm" svg:height="0.173cm" svg:x="3.828cm" svg:y="13.752cm" svg:viewBox="0 0 143 174" svg:d="M126 28c-6-7-12-14-20-18-3-3-8-5-12-6-5-2-10-3-14-3-19-3-37 6-50 18-12 12-23 29-27 48-5 18-3 37 1 56 2 9 5 18 10 26 0 1 0 2 1 3 0 2 0 4 0 5s1 1 2 1c1 2 3 3 6 5 4 3 7 4 12 6 17 6 34 6 51 4 17-3 32-7 48-15-16 3-33 8-48 8-16 0-32-2-46-8-3-1-6-3-10-6-1-2-3-2-3-3-1-1-1-2-1-3-3-8-5-16-8-23-3-17-4-34 0-49 3-15 12-29 23-40 11-10 25-18 39-16 3 0 6-1 10 1 3 1 8 2 11 3 8 3 14 8 19 14 10 9 18 25 23 43 0-18-6-35-17-51z">
          <text:p/>
        </draw:path>
        <draw:path draw:style-name="Mgr5" draw:text-style-name="MP8" draw:layer="backgroundobjects" svg:width="0.079cm" svg:height="0.097cm" svg:x="3.872cm" svg:y="13.799cm" svg:viewBox="0 0 80 98" svg:d="M0 49c0 9 2 17 6 25 3 7 8 13 14 18 6 4 13 6 20 6s14-2 20-6c6-5 11-11 15-18 3-8 5-16 5-25s-2-17-5-25c-4-7-9-14-15-18-6-5-13-6-20-6s-14 1-20 6c-6 4-11 11-14 18-4 8-6 16-6 25z">
          <text:p/>
        </draw:path>
        <draw:path draw:style-name="Mgr5" draw:text-style-name="MP8" draw:layer="backgroundobjects" svg:width="0.135cm" svg:height="0.161cm" svg:x="4.097cm" svg:y="13.76cm" svg:viewBox="0 0 136 162" svg:d="M47 5c46-19 77 26 84 51 13 36-3 78-7 86s-37 36-113 8c2 0-17-41-9-80 15-21 5-50 45-65z">
          <text:p/>
        </draw:path>
        <draw:path draw:style-name="Mgr5" draw:text-style-name="MP8" draw:layer="backgroundobjects" svg:width="0.143cm" svg:height="0.171cm" svg:x="4.099cm" svg:y="13.753cm" svg:viewBox="0 0 144 172" svg:d="M23 33c6-6 12-10 19-13 3-2 7-3 10-3 3-2 8-2 11-2 14 0 29 6 39 17s20 26 23 40 3 31 0 48c-2 8-5 17-8 23-1 1-1 2-2 3-1 2-3 2-3 3-3 2-6 5-9 7-14 6-29 9-46 7-15 0-32-3-48-7 16 7 31 12 48 15s34 1 51-5c4-1 7-3 12-6 2-1 5-3 6-4 1 0 1-1 2-2 0 0 1-1 1-2v-1c1 0 1-1 2-2 3-9 6-17 9-26 5-18 5-37 2-56-5-18-16-35-28-47-14-13-31-22-49-19-5 0-10 2-14 3-5 2-8 3-13 6-7 5-13 11-20 19-10 12-16 31-18 49 5-17 11-34 23-45z">
          <text:p/>
        </draw:path>
        <draw:path draw:style-name="Mgr5" draw:text-style-name="MP8" draw:layer="backgroundobjects" svg:width="0.079cm" svg:height="0.097cm" svg:x="4.119cm" svg:y="13.799cm" svg:viewBox="0 0 80 98" svg:d="M0 49c0 9 1 17 5 25 4 7 9 13 15 18 6 4 13 6 20 6s14-2 20-6c6-5 11-11 15-18 3-8 5-16 5-25s-2-17-5-25c-4-7-9-14-15-18-6-5-13-6-20-6s-14 1-20 6c-6 4-11 11-15 18-3 8-5 16-5 25z">
          <text:p/>
        </draw:path>
        <draw:path draw:style-name="Mgr5" draw:text-style-name="MP8" draw:layer="backgroundobjects" svg:width="0.081cm" svg:height="0.066cm" svg:x="3.995cm" svg:y="13.972cm" svg:viewBox="0 0 82 67" svg:d="M82 0c-27 0-55 0-82 0 0 22 0 45 0 67 27 0 55 0 82 0 0-22 0-45 0-67z">
          <text:p/>
        </draw:path>
        <draw:path draw:style-name="Mgr5" draw:text-style-name="MP8" draw:layer="backgroundobjects" svg:width="0.307cm" svg:height="0.108cm" svg:x="3.883cm" svg:y="13.915cm" svg:viewBox="0 0 308 109" svg:d="M75 94c16-2 31-6 44-13 12-8 21-18 23-29 3-17 7-35 10-52 4 17 7 35 11 52 3 12 10 21 23 29 12 7 28 13 43 13 17 0 33-2 46-10 14-6 27-17 33-30-2 15-11 29-25 38s-34 15-52 17c-20 1-39-3-56-12-9-5-15-11-21-19-6 8-14 14-22 19-17 9-37 13-55 12-18 0-38-6-52-17-14-9-25-25-25-38 3 12 15 23 29 30 14 6 31 10 46 10z">
          <text:p/>
        </draw:path>
        <draw:path draw:style-name="Mgr5" draw:text-style-name="MP8" draw:layer="backgroundobjects" svg:width="0.116cm" svg:height="0.054cm" svg:x="3.978cm" svg:y="13.895cm" svg:viewBox="0 0 117 55" svg:d="M59 0c11 0 43 0 55 9 8 6 2 21-18 35-14 10-26 11-36 11s-23-3-35-11c-25-14-29-29-21-35 10-9 44-9 55-9z">
          <text:p/>
        </draw:path>
      </draw:g>
      <draw:path draw:style-name="Mgr5" draw:text-style-name="MP8" draw:layer="backgroundobjects" svg:width="0.42cm" svg:height="0.635cm" svg:x="18.519cm" svg:y="13.538cm" svg:viewBox="0 0 421 636" svg:d="M240 544c120-104 192-231 180-401-5-67-30-111-60-138-23-21-164 27-164 180 2 289-131 299-196 449 69 11 152-12 240-90z">
        <text:p/>
      </draw:path>
      <draw:path draw:style-name="Mgr5" draw:text-style-name="MP8" draw:layer="backgroundobjects" svg:width="0.398cm" svg:height="0.649cm" svg:x="18.48cm" svg:y="13.519cm" svg:viewBox="0 0 399 650" svg:d="M399 24c-76-79-212 53-212 173 0 290-120 316-187 446 12 3 11 7 37 7 85-68 212-197 212-419 0-138 69-196 150-207z">
        <text:p/>
      </draw:path>
      <draw:path draw:style-name="Mgr5" draw:text-style-name="MP8" draw:layer="backgroundobjects" svg:width="0.375cm" svg:height="0.652cm" svg:x="18.48cm" svg:y="13.507cm" svg:viewBox="0 0 376 653" svg:d="M376 17c-88-53-217 23-217 169 0 237-106 228-159 343 0 41 0 83 0 124 37-25 212-174 212-435 0-139 81-199 164-201z">
        <text:p/>
      </draw:path>
      <draw:path draw:style-name="Mgr5" draw:text-style-name="MP8" draw:layer="backgroundobjects" svg:width="0.638cm" svg:height="0.594cm" svg:x="17.558cm" svg:y="13.614cm" svg:viewBox="0 0 639 595" svg:d="M4 88c-32-69 136-106 194-79 0 39 0 77 0 116-65-13-171 11-194-37zM390 571c0-34 113-102 249-102 0 42 0 84 0 126-83-8-249 11-249-24z">
        <text:p/>
      </draw:path>
      <draw:path draw:style-name="Mgr5" draw:text-style-name="MP8" draw:layer="backgroundobjects" svg:width="0.742cm" svg:height="0.868cm" svg:x="17.791cm" svg:y="13.418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18.078cm" svg:y="13.712cm" svg:viewBox="0 0 278 511" svg:d="M255 0c-120 10-228 120-228 257 2 122 78 184 53 193-203 72 27 19 188 60 51 14-108-163-108-304 0-86 37-159 95-206z">
        <text:p/>
      </draw:path>
      <draw:path draw:style-name="Mgr5" draw:text-style-name="MP8" draw:layer="backgroundobjects" svg:width="0.499cm" svg:height="0.782cm" svg:x="18.075cm" svg:y="13.386cm" svg:viewBox="0 0 500 783" svg:d="M138 34c-51-16-97-27-138-34 4 18 7 39 9 57 284 72 558 360 390 726 81-114 101-211 101-359 0-159-221-346-362-390z">
        <text:p/>
      </draw:path>
      <draw:path draw:style-name="Mgr5" draw:text-style-name="MP8" draw:layer="backgroundobjects" svg:width="0.546cm" svg:height="0.806cm" svg:x="18.065cm" svg:y="13.365cm" svg:viewBox="0 0 547 807" svg:d="M0 0c10 14 14 32 17 51 242 67 473 221 473 496 0 62-37 201-83 260 90-64 140-216 140-362 3-230-170-367-376-422-62-16-118-23-171-23z">
        <text:p/>
      </draw:path>
      <draw:path draw:style-name="Mgr5" draw:text-style-name="MP8" draw:layer="backgroundobjects" svg:width="0.129cm" svg:height="0.135cm" svg:x="17.841cm" svg:y="13.192cm" svg:viewBox="0 0 130 136" svg:d="M1 136c-7-72 35-91 53-136 25 41 69 51 76 122-43 5-86 9-129 14z">
        <text:p/>
      </draw:path>
      <draw:path draw:style-name="Mgr5" draw:text-style-name="MP8" draw:layer="backgroundobjects" svg:width="0.451cm" svg:height="0.534cm" svg:x="17.642cm" svg:y="13.183cm" svg:viewBox="0 0 452 535" svg:d="M335 0c-27 41-74 50-83 122-124 5-262 173-251 307 2 37 101 106 225 106 125 0 226-111 226-247 3-81-23-125-67-145 7-72-33-95-50-143z">
        <text:p/>
      </draw:path>
      <draw:path draw:style-name="Mgr5" draw:text-style-name="MP8" draw:layer="backgroundobjects" svg:width="0.1cm" svg:height="0.195cm" svg:x="17.907cm" svg:y="13.247cm" svg:viewBox="0 0 101 196" svg:d="M40 194c-27-5-49-5-37-104 7-53 40-60 60-90 13 35 41 51 37 104-12 99-32 95-60 90z">
        <text:p/>
      </draw:path>
      <draw:path draw:style-name="Mgr5" draw:text-style-name="MP8" draw:layer="backgroundobjects" svg:width="0.135cm" svg:height="0.124cm" svg:x="17.745cm" svg:y="13.411cm" svg:viewBox="0 0 136 125" svg:d="M60 125c-42 0-40-29-60-44 20-27 18-81 60-81 41 0 51 54 76 81-25 15-35 44-76 44z">
        <text:p/>
      </draw:path>
      <draw:path draw:style-name="Mgr5" draw:text-style-name="MP8" draw:layer="backgroundobjects" svg:width="0.082cm" svg:height="0.075cm" svg:x="17.765cm" svg:y="13.439cm" svg:viewBox="0 0 83 76" svg:d="M37 76c-26 0-25-19-37-28 12-16 11-48 37-48 25 0 31 32 46 48-15 9-21 28-46 28z">
        <text:p/>
      </draw:path>
      <draw:path draw:style-name="Mgr5" draw:text-style-name="MP8" draw:layer="backgroundobjects" svg:width="0.392cm" svg:height="0.335cm" svg:x="17.726cm" svg:y="13.455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17.6cm" svg:y="13.681cm" svg:viewBox="0 0 504 255" svg:d="M197 126c-64-12-171 12-193-37-32-69 163-111 213-78 120 73 282-69 287 145 2 53-125 208-307-30z">
        <text:p/>
      </draw:path>
      <draw:custom-shape draw:style-name="Mgr5" draw:text-style-name="MP8"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5cm" svg:height="0.75cm" svg:x="24.5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2cm" svg:height="0.75cm" svg:x="24.75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5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5.25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0.5cm" svg:height="2.5cm" svg:x="22.7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cm" svg:height="0.75cm" svg:x="22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2.25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Mgr4">
        <draw:path draw:style-name="Mgr5" draw:text-style-name="MP8" draw:layer="backgroundobjects" svg:width="0.242cm" svg:height="0.434cm" svg:x="24.913cm" svg:y="10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4.5cm" svg:y="10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5.39cm" svg:y="10.33cm" svg:viewBox="0 0 110 76" svg:d="M24 1c-3-1-7-1-10-1-6 1-8 3-10 8-6 12-4 52-1 60 2 5 5 8 11 8 2 0 5-1 7-2 7-2 15-5 23-7 20-7 39-13 58-20 3-1 7-2 8-5 1-4-3-8-6-11-26-12-53-22-80-30z">
          <text:p/>
        </draw:path>
        <draw:path draw:style-name="Mgr5" draw:text-style-name="MP8" draw:layer="backgroundobjects" svg:width="0.057cm" svg:height="0.055cm" svg:x="25.263cm" svg:y="10.336cm" svg:viewBox="0 0 58 56" svg:d="M0 28c0 5 2 10 4 14s6 8 10 10c5 3 10 4 15 4s10-1 14-4c5-2 9-6 11-10 3-4 4-9 4-14s-1-10-4-14-6-8-11-10c-4-3-9-4-14-4s-10 1-15 4c-4 2-8 6-10 10s-4 9-4 14z">
          <text:p/>
        </draw:path>
        <draw:path draw:style-name="Mgr5" draw:text-style-name="MP8" draw:layer="backgroundobjects" svg:width="0.138cm" svg:height="0.055cm" svg:x="24.568cm" svg:y="10.116cm" svg:viewBox="0 0 139 56" svg:d="M77 27c3 2 23 11 41 18 9 3 21 7 21 9 0 4-11 2-20 0-23-5-48-13-69-24-6-2-41-21-50-27 7-3 17-3 24-3 18 11 34 19 53 27z">
          <text:p/>
        </draw:path>
        <draw:path draw:style-name="Mgr5" draw:text-style-name="MP8" draw:layer="backgroundobjects" svg:width="0.157cm" svg:height="0.031cm" svg:x="24.615cm" svg:y="10.252cm" svg:viewBox="0 0 158 32" svg:d="M125 23c11 2 33 2 33 6 0 3-19 3-31 3-43 0-90-6-127-24 4-4 13-8 19-8 41 16 91 21 106 23z">
          <text:p/>
        </draw:path>
        <draw:path draw:style-name="Mgr5" draw:text-style-name="MP8" draw:layer="backgroundobjects" svg:width="0.142cm" svg:height="0.019cm" svg:x="24.687cm" svg:y="10.357cm" svg:viewBox="0 0 143 20" svg:d="M106 9c20 2 36 0 37 3 1 5-20 6-31 6-33 2-56 4-93-3-4 0-20-3-19-5 3-4 11-9 16-10 21 5 69 8 90 9z">
          <text:p/>
        </draw:path>
        <draw:path draw:style-name="Mgr5" draw:text-style-name="MP8" draw:layer="backgroundobjects" svg:width="0.13cm" svg:height="0.018cm" svg:x="24.775cm" svg:y="10.459cm" svg:viewBox="0 0 131 19" svg:d="M7 0c17 3 31 5 48 6 12 1 30 3 46 3 13 1 30-1 30 2 0 5-19 7-32 8-29 0-62 0-96-8-1 0-3-2-3-2 2-3 5-7 7-9z">
          <text:p/>
        </draw:path>
      </draw:g>
      <draw:g draw:style-name="Mgr4">
        <draw:path draw:style-name="Mgr5" draw:text-style-name="MP8" draw:layer="backgroundobjects" svg:width="0.242cm" svg:height="0.434cm" svg:x="23.913cm" svg:y="10.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3.5cm" svg:y="10.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4.39cm" svg:y="10.83cm" svg:viewBox="0 0 110 76" svg:d="M24 1c-3-1-7-1-10-1-6 1-8 3-10 8-6 12-4 52-1 60 2 5 5 8 11 8 2 0 5-1 7-2 7-2 15-5 23-7 20-7 39-13 58-20 3-1 7-2 8-5 1-4-3-8-6-11-26-12-53-22-80-30z">
          <text:p/>
        </draw:path>
        <draw:path draw:style-name="Mgr5" draw:text-style-name="MP8" draw:layer="backgroundobjects" svg:width="0.057cm" svg:height="0.055cm" svg:x="24.263cm" svg:y="10.836cm" svg:viewBox="0 0 58 56" svg:d="M0 28c0 5 2 10 4 14s6 8 10 10c5 3 10 4 15 4s10-1 14-4c5-2 9-6 11-10 3-4 4-9 4-14s-1-10-4-14-6-8-11-10c-4-3-9-4-14-4s-10 1-15 4c-4 2-8 6-10 10s-4 9-4 14z">
          <text:p/>
        </draw:path>
        <draw:path draw:style-name="Mgr5" draw:text-style-name="MP8" draw:layer="backgroundobjects" svg:width="0.138cm" svg:height="0.055cm" svg:x="23.568cm" svg:y="10.616cm" svg:viewBox="0 0 139 56" svg:d="M77 27c3 2 23 11 41 18 9 3 21 7 21 9 0 4-11 2-20 0-23-5-48-13-69-24-6-2-41-21-50-27 7-3 17-3 24-3 18 11 34 19 53 27z">
          <text:p/>
        </draw:path>
        <draw:path draw:style-name="Mgr5" draw:text-style-name="MP8" draw:layer="backgroundobjects" svg:width="0.157cm" svg:height="0.031cm" svg:x="23.615cm" svg:y="10.752cm" svg:viewBox="0 0 158 32" svg:d="M125 23c11 2 33 2 33 6 0 3-19 3-31 3-43 0-90-6-127-24 4-4 13-8 19-8 41 16 91 21 106 23z">
          <text:p/>
        </draw:path>
        <draw:path draw:style-name="Mgr5" draw:text-style-name="MP8" draw:layer="backgroundobjects" svg:width="0.142cm" svg:height="0.019cm" svg:x="23.687cm" svg:y="10.857cm" svg:viewBox="0 0 143 20" svg:d="M106 9c20 2 36 0 37 3 1 5-20 6-31 6-33 2-56 4-93-3-4 0-20-3-19-5 3-4 11-9 16-10 21 5 69 8 90 9z">
          <text:p/>
        </draw:path>
        <draw:path draw:style-name="Mgr5" draw:text-style-name="MP8" draw:layer="backgroundobjects" svg:width="0.13cm" svg:height="0.018cm" svg:x="23.775cm" svg:y="10.959cm" svg:viewBox="0 0 131 19" svg:d="M7 0c17 3 31 5 48 6 12 1 30 3 46 3 13 1 30-1 30 2 0 5-19 7-32 8-29 0-62 0-96-8-1 0-3-2-3-2 2-3 5-7 7-9z">
          <text:p/>
        </draw:path>
      </draw:g>
      <presentation:notes style:page-layout-name="PM0">
        <draw:page-thumbnail presentation:style-name="Forestbird-title" draw:layer="backgroundobjects" svg:width="14.848cm" svg:height="11.136cm" svg:x="3.075cm" svg:y="2.257cm" presentation:class="page"/>
        <draw:frame presentation:style-name="Forestbir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1-title" draw:layer="backgroundobjects" svg:width="25cm" svg:height="2.5cm" svg:x="1.5cm" svg:y="0.5cm" presentation:class="title" presentation:placeholder="true">
        <draw:text-box/>
      </draw:frame>
      <draw:frame presentation:style-name="Mpr5" draw:text-style-name="MP2" draw:layer="backgroundobjects" svg:width="6.523cm" svg:height="1.086cm" svg:x="1.4cm" svg:y="14.348cm" presentation:class="date-time">
        <draw:text-box>
          <text:p text:style-name="MP1"><text:span text:style-name="MT1"><presentation:date-time/></text:span></text:p>
        </draw:text-box>
      </draw:frame>
      <draw:frame presentation:style-name="Mpr5" draw:text-style-name="MP9" draw:layer="backgroundobjects" svg:width="8.875cm" svg:height="1.086cm" svg:x="9.576cm" svg:y="14.348cm" presentation:class="footer">
        <draw:text-box>
          <text:p text:style-name="MP5"><text:span text:style-name="MT1"><presentation:footer/></text:span></text:p>
        </draw:text-box>
      </draw:frame>
      <draw:frame presentation:style-name="Mpr5"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5" draw:text-style-name="MP8"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5cm" svg:height="0.75cm" svg:x="24.501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2cm" svg:height="0.75cm" svg:x="24.751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5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5.251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0.5cm" svg:height="2.5cm" svg:x="22.7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cm" svg:height="0.75cm" svg:x="22.001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2.25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Mgr4">
        <draw:path draw:style-name="Mgr5" draw:text-style-name="MP8" draw:layer="backgroundobjects" svg:width="0.242cm" svg:height="0.434cm" svg:x="24.413cm" svg:y="10.2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4cm" svg:y="10.2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4.89cm" svg:y="10.58cm" svg:viewBox="0 0 110 76" svg:d="M24 1c-3-1-7-1-10-1-6 1-8 3-10 8-6 12-4 52-1 60 2 5 5 8 11 8 2 0 5-1 7-2 7-2 15-5 23-7 20-7 39-13 58-20 3-1 7-2 8-5 1-4-3-8-6-11-26-12-53-22-80-30z">
          <text:p/>
        </draw:path>
        <draw:path draw:style-name="Mgr5" draw:text-style-name="MP8" draw:layer="backgroundobjects" svg:width="0.057cm" svg:height="0.055cm" svg:x="24.763cm" svg:y="10.586cm" svg:viewBox="0 0 58 56" svg:d="M0 28c0 5 2 10 4 14s6 8 10 10c5 3 10 4 15 4s10-1 14-4c5-2 9-6 11-10 3-4 4-9 4-14s-1-10-4-14-6-8-11-10c-4-3-9-4-14-4s-10 1-15 4c-4 2-8 6-10 10s-4 9-4 14z">
          <text:p/>
        </draw:path>
        <draw:path draw:style-name="Mgr5" draw:text-style-name="MP8" draw:layer="backgroundobjects" svg:width="0.138cm" svg:height="0.055cm" svg:x="24.068cm" svg:y="10.366cm" svg:viewBox="0 0 139 56" svg:d="M77 27c3 2 23 11 41 18 9 3 21 7 21 9 0 4-11 2-20 0-23-5-48-13-69-24-6-2-41-21-50-27 7-3 17-3 24-3 18 11 34 19 53 27z">
          <text:p/>
        </draw:path>
        <draw:path draw:style-name="Mgr5" draw:text-style-name="MP8" draw:layer="backgroundobjects" svg:width="0.157cm" svg:height="0.031cm" svg:x="24.115cm" svg:y="10.502cm" svg:viewBox="0 0 158 32" svg:d="M125 23c11 2 33 2 33 6 0 3-19 3-31 3-43 0-90-6-127-24 4-4 13-8 19-8 41 16 91 21 106 23z">
          <text:p/>
        </draw:path>
        <draw:path draw:style-name="Mgr5" draw:text-style-name="MP8" draw:layer="backgroundobjects" svg:width="0.142cm" svg:height="0.019cm" svg:x="24.187cm" svg:y="10.607cm" svg:viewBox="0 0 143 20" svg:d="M106 9c20 2 36 0 37 3 1 5-20 6-31 6-33 2-56 4-93-3-4 0-20-3-19-5 3-4 11-9 16-10 21 5 69 8 90 9z">
          <text:p/>
        </draw:path>
        <draw:path draw:style-name="Mgr5" draw:text-style-name="MP8" draw:layer="backgroundobjects" svg:width="0.13cm" svg:height="0.018cm" svg:x="24.275cm" svg:y="10.709cm" svg:viewBox="0 0 131 19" svg:d="M7 0c17 3 31 5 48 6 12 1 30 3 46 3 13 1 30-1 30 2 0 5-19 7-32 8-29 0-62 0-96-8-1 0-3-2-3-2 2-3 5-7 7-9z">
          <text:p/>
        </draw:path>
      </draw:g>
      <draw:g draw:style-name="Mgr4">
        <draw:path draw:style-name="Mgr5" draw:text-style-name="MP8" draw:layer="backgroundobjects" svg:width="0.242cm" svg:height="0.434cm" svg:x="25.913cm" svg:y="9.7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5.5cm" svg:y="9.7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6.39cm" svg:y="10.08cm" svg:viewBox="0 0 110 76" svg:d="M24 1c-3-1-7-1-10-1-6 1-8 3-10 8-6 12-4 52-1 60 2 5 5 8 11 8 2 0 5-1 7-2 7-2 15-5 23-7 20-7 39-13 58-20 3-1 7-2 8-5 1-4-3-8-6-11-26-12-53-22-80-30z">
          <text:p/>
        </draw:path>
        <draw:path draw:style-name="Mgr5" draw:text-style-name="MP8" draw:layer="backgroundobjects" svg:width="0.057cm" svg:height="0.055cm" svg:x="26.263cm" svg:y="10.086cm" svg:viewBox="0 0 58 56" svg:d="M0 28c0 5 2 10 4 14s6 8 10 10c5 3 10 4 15 4s10-1 14-4c5-2 9-6 11-10 3-4 4-9 4-14s-1-10-4-14-6-8-11-10c-4-3-9-4-14-4s-10 1-15 4c-4 2-8 6-10 10s-4 9-4 14z">
          <text:p/>
        </draw:path>
        <draw:path draw:style-name="Mgr5" draw:text-style-name="MP8" draw:layer="backgroundobjects" svg:width="0.138cm" svg:height="0.055cm" svg:x="25.568cm" svg:y="9.866cm" svg:viewBox="0 0 139 56" svg:d="M77 27c3 2 23 11 41 18 9 3 21 7 21 9 0 4-11 2-20 0-23-5-48-13-69-24-6-2-41-21-50-27 7-3 17-3 24-3 18 11 34 19 53 27z">
          <text:p/>
        </draw:path>
        <draw:path draw:style-name="Mgr5" draw:text-style-name="MP8" draw:layer="backgroundobjects" svg:width="0.157cm" svg:height="0.031cm" svg:x="25.615cm" svg:y="10.002cm" svg:viewBox="0 0 158 32" svg:d="M125 23c11 2 33 2 33 6 0 3-19 3-31 3-43 0-90-6-127-24 4-4 13-8 19-8 41 16 91 21 106 23z">
          <text:p/>
        </draw:path>
        <draw:path draw:style-name="Mgr5" draw:text-style-name="MP8" draw:layer="backgroundobjects" svg:width="0.142cm" svg:height="0.019cm" svg:x="25.687cm" svg:y="10.107cm" svg:viewBox="0 0 143 20" svg:d="M106 9c20 2 36 0 37 3 1 5-20 6-31 6-33 2-56 4-93-3-4 0-20-3-19-5 3-4 11-9 16-10 21 5 69 8 90 9z">
          <text:p/>
        </draw:path>
        <draw:path draw:style-name="Mgr5" draw:text-style-name="MP8" draw:layer="backgroundobjects" svg:width="0.13cm" svg:height="0.018cm" svg:x="25.775cm" svg:y="10.209cm" svg:viewBox="0 0 131 19" svg:d="M7 0c17 3 31 5 48 6 12 1 30 3 46 3 13 1 30-1 30 2 0 5-19 7-32 8-29 0-62 0-96-8-1 0-3-2-3-2 2-3 5-7 7-9z">
          <text:p/>
        </draw:path>
      </draw:g>
      <draw:frame presentation:style-name="Forestbird1-outline1" draw:layer="backgroundobjects" svg:width="25cm" svg:height="9cm" svg:x="1.5cm" svg:y="3.5cm" presentation:class="outline" presentation:placeholder="true">
        <draw:text-box/>
      </draw:frame>
      <presentation:notes style:page-layout-name="PM0">
        <draw:page-thumbnail presentation:style-name="Forestbird1-title" draw:layer="backgroundobjects" svg:width="14.848cm" svg:height="11.136cm" svg:x="3.075cm" svg:y="2.257cm" presentation:class="page"/>
        <draw:frame presentation:style-name="Forestbird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2-title" draw:layer="backgroundobjects" svg:width="25cm" svg:height="2.5cm" svg:x="1.5cm" svg:y="0.5cm" presentation:class="title" presentation:placeholder="true">
        <draw:text-box/>
      </draw:frame>
      <draw:frame presentation:style-name="Forestbird2-outline1" draw:layer="backgroundobjects" svg:width="25cm" svg:height="9cm" svg:x="1.5cm" svg:y="3.5cm" presentation:class="outline" presentation:placeholder="true">
        <draw:text-box/>
      </draw:frame>
      <draw:frame presentation:style-name="Mpr8" draw:text-style-name="MP2" draw:layer="backgroundobjects" svg:width="6.523cm" svg:height="1.086cm" svg:x="1.4cm" svg:y="14.348cm" presentation:class="date-time">
        <draw:text-box>
          <text:p text:style-name="MP1"><text:span text:style-name="MT1"><presentation:date-time/></text:span></text:p>
        </draw:text-box>
      </draw:frame>
      <draw:frame presentation:style-name="Mpr8" draw:text-style-name="MP9" draw:layer="backgroundobjects" svg:width="8.875cm" svg:height="1.086cm" svg:x="9.576cm" svg:y="14.348cm" presentation:class="footer">
        <draw:text-box>
          <text:p text:style-name="MP5"><text:span text:style-name="MT1"><presentation:footer/></text:span></text:p>
        </draw:text-box>
      </draw:frame>
      <draw:frame presentation:style-name="Mpr8"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42cm" svg:height="0.635cm" svg:x="25.961cm" svg:y="13.595cm" svg:viewBox="0 0 421 636" svg:d="M240 544c120-104 192-231 180-401-5-67-30-111-60-138-23-21-164 27-164 180 2 289-131 299-196 449 69 11 152-12 240-90z">
          <text:p/>
        </draw:path>
        <draw:path draw:style-name="Mgr5" draw:text-style-name="MP8" draw:layer="backgroundobjects" svg:width="0.398cm" svg:height="0.649cm" svg:x="25.922cm" svg:y="13.576cm" svg:viewBox="0 0 399 650" svg:d="M399 24c-76-79-212 53-212 173 0 290-120 316-187 446 12 3 11 7 37 7 85-68 212-197 212-419 0-138 69-196 150-207z">
          <text:p/>
        </draw:path>
        <draw:path draw:style-name="Mgr5" draw:text-style-name="MP8" draw:layer="backgroundobjects" svg:width="0.375cm" svg:height="0.652cm" svg:x="25.922cm" svg:y="13.564cm" svg:viewBox="0 0 376 653" svg:d="M376 17c-88-53-217 23-217 169 0 237-106 228-159 343 0 41 0 83 0 124 37-25 212-174 212-435 0-139 81-199 164-201z">
          <text:p/>
        </draw:path>
        <draw:path draw:style-name="Mgr5" draw:text-style-name="MP8" draw:layer="backgroundobjects" svg:width="0.638cm" svg:height="0.594cm" svg:x="25cm" svg:y="13.671cm" svg:viewBox="0 0 639 595" svg:d="M4 88c-32-69 136-106 194-79 0 39 0 77 0 116-65-13-171 11-194-37zM390 571c0-34 113-102 249-102 0 42 0 84 0 126-83-8-249 11-249-24z">
          <text:p/>
        </draw:path>
        <draw:path draw:style-name="Mgr5" draw:text-style-name="MP8" draw:layer="backgroundobjects" svg:width="0.742cm" svg:height="0.868cm" svg:x="25.233cm" svg:y="13.475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25.52cm" svg:y="13.769cm" svg:viewBox="0 0 278 511" svg:d="M255 0c-120 10-228 120-228 257 2 122 78 184 53 193-203 72 27 19 188 60 51 14-108-163-108-304 0-86 37-159 95-206z">
          <text:p/>
        </draw:path>
        <draw:path draw:style-name="Mgr5" draw:text-style-name="MP8" draw:layer="backgroundobjects" svg:width="0.499cm" svg:height="0.782cm" svg:x="25.517cm" svg:y="13.443cm" svg:viewBox="0 0 500 783" svg:d="M138 34c-51-16-97-27-138-34 4 18 7 39 9 57 284 72 558 360 390 726 81-114 101-211 101-359 0-159-221-346-362-390z">
          <text:p/>
        </draw:path>
        <draw:path draw:style-name="Mgr5" draw:text-style-name="MP8" draw:layer="backgroundobjects" svg:width="0.546cm" svg:height="0.806cm" svg:x="25.507cm" svg:y="13.422cm" svg:viewBox="0 0 547 807" svg:d="M0 0c10 14 14 32 17 51 242 67 473 221 473 496 0 62-37 201-83 260 90-64 140-216 140-362 3-230-170-367-376-422-62-16-118-23-171-23z">
          <text:p/>
        </draw:path>
        <draw:path draw:style-name="Mgr5" draw:text-style-name="MP8" draw:layer="backgroundobjects" svg:width="0.129cm" svg:height="0.135cm" svg:x="25.283cm" svg:y="13.249cm" svg:viewBox="0 0 130 136" svg:d="M1 136c-7-72 35-91 53-136 25 41 69 51 76 122-43 5-86 9-129 14z">
          <text:p/>
        </draw:path>
        <draw:path draw:style-name="Mgr5" draw:text-style-name="MP8" draw:layer="backgroundobjects" svg:width="0.451cm" svg:height="0.534cm" svg:x="25.084cm" svg:y="13.24cm" svg:viewBox="0 0 452 535" svg:d="M335 0c-27 41-74 50-83 122-124 5-262 173-251 307 2 37 101 106 225 106 125 0 226-111 226-247 3-81-23-125-67-145 7-72-33-95-50-143z">
          <text:p/>
        </draw:path>
        <draw:path draw:style-name="Mgr5" draw:text-style-name="MP8" draw:layer="backgroundobjects" svg:width="0.1cm" svg:height="0.195cm" svg:x="25.349cm" svg:y="13.304cm" svg:viewBox="0 0 101 196" svg:d="M40 194c-27-5-49-5-37-104 7-53 40-60 60-90 13 35 41 51 37 104-12 99-32 95-60 90z">
          <text:p/>
        </draw:path>
        <draw:path draw:style-name="Mgr5" draw:text-style-name="MP8" draw:layer="backgroundobjects" svg:width="0.135cm" svg:height="0.124cm" svg:x="25.187cm" svg:y="13.468cm" svg:viewBox="0 0 136 125" svg:d="M60 125c-42 0-40-29-60-44 20-27 18-81 60-81 41 0 51 54 76 81-25 15-35 44-76 44z">
          <text:p/>
        </draw:path>
        <draw:path draw:style-name="Mgr5" draw:text-style-name="MP8" draw:layer="backgroundobjects" svg:width="0.082cm" svg:height="0.075cm" svg:x="25.207cm" svg:y="13.496cm" svg:viewBox="0 0 83 76" svg:d="M37 76c-26 0-25-19-37-28 12-16 11-48 37-48 25 0 31 32 46 48-15 9-21 28-46 28z">
          <text:p/>
        </draw:path>
        <draw:path draw:style-name="Mgr5" draw:text-style-name="MP8" draw:layer="backgroundobjects" svg:width="0.392cm" svg:height="0.335cm" svg:x="25.168cm" svg:y="13.512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25.042cm" svg:y="13.738cm" svg:viewBox="0 0 504 255" svg:d="M197 126c-64-12-171 12-193-37-32-69 163-111 213-78 120 73 282-69 287 145 2 53-125 208-307-30z">
          <text:p/>
        </draw:path>
      </draw:g>
      <draw:g draw:style-name="Mgr4">
        <draw:path draw:style-name="Mgr5" draw:text-style-name="MP8" draw:layer="backgroundobjects" svg:width="0.217cm" svg:height="0.219cm" svg:x="22.75cm" svg:y="14.277cm" svg:viewBox="0 0 218 220" svg:d="M0 110c0 19 5 39 14 55 10 17 24 31 41 40 16 10 35 15 54 15 20 0 38-5 55-15 17-9 30-23 39-40 10-16 15-36 15-55s-4-38-15-55c-9-16-22-30-39-40s-36-15-55-15-38 5-54 15c-17 10-31 24-41 40-9 17-14 36-14 55z">
          <text:p/>
        </draw:path>
        <draw:path draw:style-name="Mgr5" draw:text-style-name="MP8" draw:layer="backgroundobjects" svg:width="0.378cm" svg:height="0.436cm" svg:x="22.829cm" svg:y="14.253cm" svg:viewBox="0 0 379 437" svg:d="M22 367c-83-282 91-245 136-367 65 29 130 58 194 87 0-2 60 270 2 330-43 45-315 7-332-50z">
          <text:p/>
        </draw:path>
        <draw:path draw:style-name="Mgr5" draw:text-style-name="MP8" draw:layer="backgroundobjects" svg:width="0.223cm" svg:height="0.105cm" svg:x="22.957cm" svg:y="14.496cm" svg:viewBox="0 0 224 106" svg:d="M194 52c-16-15-36-31-58-38-43-18-93-18-136-3 46 0 88 3 128 21 20 6 38 17 55 29 13 12 30 28 41 45-3-19-13-39-30-54z">
          <text:p/>
        </draw:path>
        <draw:path draw:style-name="Mgr5" draw:text-style-name="MP8" draw:layer="backgroundobjects" svg:width="0.321cm" svg:height="0.531cm" svg:x="23.135cm" svg:y="14.218cm" svg:viewBox="0 0 322 532" svg:d="M65 500c-65-63-63-340-65-478 93-8 186-15 279-22 2 0 78 440 24 500-41 44-191 42-238 0z">
          <text:p/>
        </draw:path>
        <draw:path draw:style-name="Mgr5" draw:text-style-name="MP8" draw:layer="backgroundobjects" svg:width="0.323cm" svg:height="0.532cm" svg:x="23.417cm" svg:y="14.218cm" svg:viewBox="0 0 324 533" svg:d="M258 500c66-63 63-340 66-478-93-8-186-15-279-22-8 167-79 440-24 500 41 45 191 42 237 0z">
          <text:p/>
        </draw:path>
        <draw:path draw:style-name="Mgr5" draw:text-style-name="MP8" draw:layer="backgroundobjects" svg:width="0.021cm" svg:height="0.215cm" svg:x="23.427cm" svg:y="14.502cm" svg:viewBox="0 0 22 216" svg:d="M22 108c0-35-3-73-12-108-8 35-10 73-10 108 2 37 2 72 10 108 9-36 12-73 12-108z">
          <text:p/>
        </draw:path>
        <draw:path draw:style-name="Mgr5" draw:text-style-name="MP8" draw:layer="backgroundobjects" svg:width="0.49cm" svg:height="0.435cm" svg:x="23.192cm" svg:y="14.197cm" svg:viewBox="0 0 491 436" svg:d="M246 436c82-77 245-118 245-231 0-112-108-205-245-205s-246 93-246 205c0 113 164 154 246 231z">
          <text:p/>
        </draw:path>
        <draw:path draw:style-name="Mgr5" draw:text-style-name="MP8" draw:layer="backgroundobjects" svg:width="0.369cm" svg:height="0.657cm" svg:x="22.877cm" svg:y="13.25cm" svg:viewBox="0 0 370 658" svg:d="M337 288c14 262 22 223 33 335-51 12-102 23-153 35-63-100 8-25-188-300-71-103 5-343 49-358 28-7 254 152 259 288z">
          <text:p/>
        </draw:path>
        <draw:path draw:style-name="Mgr5" draw:text-style-name="MP8" draw:layer="backgroundobjects" svg:width="0.267cm" svg:height="0.519cm" svg:x="22.948cm" svg:y="13.382cm" svg:viewBox="0 0 268 520" svg:d="M200 171c52 255 46 218 68 328-33 7-67 14-101 21-49-103 0-17-147-310-39-74-16-196 24-209 28-8 135 65 156 170z">
          <text:p/>
        </draw:path>
        <draw:path draw:style-name="Mgr5" draw:text-style-name="MP8" draw:layer="backgroundobjects" svg:width="0.371cm" svg:height="0.657cm" svg:x="23.628cm" svg:y="13.25cm" svg:viewBox="0 0 372 658" svg:d="M33 288c-13 262-22 223-33 335 51 12 103 23 154 35 62-100-8-25 188-300 73-103-5-343-50-358-27-7-254 152-259 288z">
          <text:p/>
        </draw:path>
        <draw:path draw:style-name="Mgr5" draw:text-style-name="MP8" draw:layer="backgroundobjects" svg:width="0.267cm" svg:height="0.522cm" svg:x="23.659cm" svg:y="13.382cm" svg:viewBox="0 0 268 523" svg:d="M68 171c-53 255-45 218-68 328 33 8 65 16 98 24 50-103 0-18 150-310 38-77 19-199-25-212-27-8-133 65-155 170z">
          <text:p/>
        </draw:path>
        <draw:path draw:style-name="Mgr5" draw:text-style-name="MP8" draw:layer="backgroundobjects" svg:width="0.999cm" svg:height="0.801cm" svg:x="22.938cm" svg:y="13.65cm" svg:viewBox="0 0 1000 802" svg:d="M500 0c-276 0-401 108-401 258 0 125-207 310-22 432 90 61 243 112 423 112s333-51 423-112c186-125-21-307-21-432 0-150-123-258-402-258z">
          <text:p/>
        </draw:path>
        <draw:path draw:style-name="Mgr5" draw:text-style-name="MP8" draw:layer="backgroundobjects" svg:width="0.875cm" svg:height="0.664cm" svg:x="23.003cm" svg:y="13.76cm" svg:viewBox="0 0 876 665" svg:d="M400 22c24-29 46-29 71 0 57 68 148 213 153 333 103-13 221-8 245 42 47 100-172 268-431 268-262 0-478-168-432-268 20-50 140-55 241-42 5-120 95-265 153-333z">
          <text:p/>
        </draw:path>
        <draw:path draw:style-name="Mgr5" draw:text-style-name="MP8" draw:layer="backgroundobjects" svg:width="0.411cm" svg:height="0.137cm" svg:x="23.231cm" svg:y="14.235cm" svg:viewBox="0 0 412 138" svg:d="M83 50c30 3 63-5 88-20 13-7 25-18 35-30 8 12 22 23 36 30 27 15 57 23 87 20 30 0 61-10 82-27 14-11-58 115-205 115s-218-126-204-115c21 15 51 24 81 27z">
          <text:p/>
        </draw:path>
        <draw:path draw:style-name="Mgr5" draw:text-style-name="MP8" draw:layer="backgroundobjects" svg:width="0.241cm" svg:height="0.263cm" svg:x="23.085cm" svg:y="13.858cm" svg:viewBox="0 0 242 264" svg:d="M159 7c-83-30-137 43-151 82-21 60 5 128 14 143 6 10 66 58 199 12-2 0 33-67 16-130-26-36-8-82-78-107z">
          <text:p/>
        </draw:path>
        <draw:path draw:style-name="Mgr5" draw:text-style-name="MP8" draw:layer="backgroundobjects" svg:width="0.252cm" svg:height="0.284cm" svg:x="23.07cm" svg:y="13.844cm" svg:viewBox="0 0 253 285" svg:d="M223 46c-10-13-22-23-35-31-6-4-13-7-22-9-8-3-16-5-24-5-33-5-67 10-88 30-22 19-40 47-49 77-8 30-6 62 2 93 3 15 9 30 17 42 1 2 2 3 3 5 0 2 0 5 0 7 1 1 1 2 2 3 3 3 6 5 11 8 9 5 14 7 22 9 30 11 60 11 90 8 30-5 58-12 85-25-27 5-58 13-85 13s-57-2-82-13c-5-3-11-4-16-10-2-2-5-2-5-5-1-1-2-3-3-5-6-12-9-25-14-37-5-28-8-55 0-81 5-24 22-47 41-64 19-18 44-30 69-27 5 0 12-1 18 2 6 2 15 2 20 5 13 5 25 12 33 22 18 15 32 41 40 70 0-29-10-57-30-82z">
          <text:p/>
        </draw:path>
        <draw:path draw:style-name="Mgr5" draw:text-style-name="MP8" draw:layer="backgroundobjects" svg:width="0.141cm" svg:height="0.159cm" svg:x="23.148cm" svg:y="13.92cm" svg:viewBox="0 0 142 160" svg:d="M0 80c0 14 3 28 9 40s15 22 26 29 24 11 36 11c13 0 25-4 35-11 11-7 20-17 26-29s10-26 10-40-4-28-10-40c-6-13-15-23-26-30-10-7-22-10-35-10-12 0-25 3-36 10s-20 17-26 30c-6 12-9 26-9 40z">
          <text:p/>
        </draw:path>
        <draw:path draw:style-name="Mgr5" draw:text-style-name="MP8" draw:layer="backgroundobjects" svg:width="0.24cm" svg:height="0.263cm" svg:x="23.549cm" svg:y="13.858cm" svg:viewBox="0 0 241 264" svg:d="M83 7c81-30 136 43 150 82 22 60-6 128-14 143-5 10-65 58-199 12 3 0-30-67-17-130 27-36 8-82 80-107z">
          <text:p/>
        </draw:path>
        <draw:path draw:style-name="Mgr5" draw:text-style-name="MP8" draw:layer="backgroundobjects" svg:width="0.254cm" svg:height="0.28cm" svg:x="23.552cm" svg:y="13.846cm" svg:viewBox="0 0 255 281" svg:d="M41 54c12-11 22-18 33-23 5-3 14-5 19-5 6-2 14-2 20-2 24 0 51 10 68 27 18 18 35 43 41 65 5 25 5 52 0 80-3 13-8 28-14 37-1 2-2 4-3 5-3 3-6 3-6 6-5 2-10 7-15 9-25 11-53 15-83 13-27 0-57-5-84-13 27 13 54 21 84 26s60 2 91-8c7-3 13-5 22-10 2-2 8-5 10-8 1 0 2-1 3-2s2-2 3-2c0-1 0-2 0-3 1-1 2-2 2-2 5-15 12-28 17-43 8-30 8-60 3-92-8-31-28-58-50-78-24-20-54-35-87-30-8 0-16 3-24 5s-15 5-22 10c-14 8-25 18-36 30-19 20-30 50-33 80 8-28 20-55 41-72z">
          <text:p/>
        </draw:path>
        <draw:path draw:style-name="Mgr5" draw:text-style-name="MP8" draw:layer="backgroundobjects" svg:width="0.14cm" svg:height="0.159cm" svg:x="23.588cm" svg:y="13.92cm" svg:viewBox="0 0 141 160" svg:d="M0 80c0 14 3 28 9 40s15 22 26 29 23 11 36 11 24-4 35-11 20-17 26-29 9-26 9-40-3-28-9-40c-6-13-15-23-26-30s-22-10-35-10-25 3-36 10-20 17-26 30c-6 12-9 26-9 40z">
          <text:p/>
        </draw:path>
        <draw:path draw:style-name="Mgr5" draw:text-style-name="MP8" draw:layer="backgroundobjects" svg:width="0.144cm" svg:height="0.109cm" svg:x="23.367cm" svg:y="14.203cm" svg:viewBox="0 0 145 110" svg:d="M145 0c-49 0-97 0-145 0 0 37 0 73 0 110 48 0 96 0 145 0 0-37 0-73 0-110z">
          <text:p/>
        </draw:path>
        <draw:path draw:style-name="Mgr5" draw:text-style-name="MP8" draw:layer="backgroundobjects" svg:width="0.544cm" svg:height="0.177cm" svg:x="23.168cm" svg:y="14.11cm" svg:viewBox="0 0 545 178" svg:d="M133 152c28-2 55-7 77-20 21-12 38-30 41-47 6-28 12-57 18-85 7 28 14 57 20 85 5 20 19 35 41 47 23 13 49 20 77 20 30 0 57-2 81-15 25-9 47-27 57-50-2 25-18 48-43 63-25 14-60 25-93 28-35 2-68-6-98-21-17-7-27-17-38-29-12 12-25 22-39 29-30 15-66 23-98 21-33 0-68-11-93-28-24-15-43-40-43-63 5 21 27 38 52 50 24 10 54 15 81 15z">
          <text:p/>
        </draw:path>
        <draw:path draw:style-name="Mgr5" draw:text-style-name="MP8" draw:layer="backgroundobjects" svg:width="0.207cm" svg:height="0.09cm" svg:x="23.336cm" svg:y="14.077cm" svg:viewBox="0 0 208 91" svg:d="M104 0c19 0 77 0 98 15 14 11 3 35-33 58-24 15-46 18-62 18-19 0-41-6-63-18-44-23-51-47-38-58 19-15 79-15 98-15z">
          <text:p/>
        </draw:path>
      </draw:g>
      <presentation:notes style:page-layout-name="PM0">
        <draw:page-thumbnail presentation:style-name="Forestbird2-title" draw:layer="backgroundobjects" svg:width="14.848cm" svg:height="11.136cm" svg:x="3.075cm" svg:y="2.257cm" presentation:class="page"/>
        <draw:frame presentation:style-name="Forestbird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title" draw:layer="backgroundobjects" svg:width="25cm" svg:height="2.5cm" svg:x="1.5cm" svg:y="0.5cm" presentation:class="title" presentation:placeholder="true">
        <draw:text-box/>
      </draw:frame>
      <draw:frame presentation:style-name="Forestbird3-outline1" draw:layer="backgroundobjects" svg:width="25cm" svg:height="9cm" svg:x="1.5cm" svg:y="3.5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9" draw:layer="backgroundobjects" svg:width="8.875cm" svg:height="1.086cm" svg:x="9.576cm" svg:y="14.348cm" presentation:class="footer">
        <draw:text-box>
          <text:p text:style-name="MP5"><text:span text:style-name="MT1"><presentation:footer/></text:span></text:p>
        </draw:text-box>
      </draw:frame>
      <draw:frame presentation:style-name="Mpr11"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office:forms form:automatic-focus="false" form:apply-design-mode="false"/>
        <draw:page-thumbnail presentation:style-name="Forestbird3-title" draw:layer="backgroundobjects" svg:width="14.848cm" svg:height="11.136cm" svg:x="3.075cm" svg:y="2.257cm" presentation:class="page"/>
        <draw:frame presentation:style-name="Forestbird3-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7T17:36:52.601013539</meta:creation-date>
    <meta:editing-duration>PT15M51S</meta:editing-duration>
    <meta:editing-cycles>2</meta:editing-cycles>
    <meta:generator>LibreOffice/7.6.6.3$Linux_X86_64 LibreOffice_project/60$Build-3</meta:generator>
    <dc:title>Forestbird</dc:title>
    <dc:date>2024-08-07T17:52:41.898005411</dc:date>
    <meta:document-statistic meta:object-count="315"/>
  </office:meta>
</office:document-meta>
</file>